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6/styles.xml" manifest:media-type="text/xml"/>
  <manifest:file-entry manifest:full-path="Object 16/content.xml" manifest:media-type="text/xml"/>
  <manifest:file-entry manifest:full-path="Object 16/Pictures/100000010000003100000031091DE09F361F8C3E.png" manifest:media-type="image/png"/>
  <manifest:file-entry manifest:full-path="Object 16/Pictures/10000F470000051000000510D2D7C59EE3925ACE.svg" manifest:media-type="image/svg+xml"/>
  <manifest:file-entry manifest:full-path="Object 16/settings.xml" manifest:media-type="text/xml"/>
  <manifest:file-entry manifest:full-path="Object 16/" manifest:version="1.3" manifest:media-type="application/vnd.oasis.opendocument.graphics"/>
  <manifest:file-entry manifest:full-path="Object 2/Pictures/100000010000003100000031091DE09F361F8C3E.png" manifest:media-type="image/png"/>
  <manifest:file-entry manifest:full-path="Object 2/Pictures/10000F3D000005100000051089F83CB0335E5259.svg" manifest:media-type="image/svg+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3" manifest:media-type="application/vnd.oasis.opendocument.graphics"/>
  <manifest:file-entry manifest:full-path="settings.xml" manifest:media-type="text/xml"/>
  <manifest:file-entry manifest:full-path="Object 15/styles.xml" manifest:media-type="text/xml"/>
  <manifest:file-entry manifest:full-path="Object 15/content.xml" manifest:media-type="text/xml"/>
  <manifest:file-entry manifest:full-path="Object 15/Pictures/10000F410000051000000510C2EC7EB20E5A30A1.svg" manifest:media-type="image/svg+xml"/>
  <manifest:file-entry manifest:full-path="Object 15/Pictures/100000010000003100000031D40659B9018F29E4.png" manifest:media-type="image/png"/>
  <manifest:file-entry manifest:full-path="Object 15/settings.xml" manifest:media-type="text/xml"/>
  <manifest:file-entry manifest:full-path="Object 15/" manifest:version="1.3" manifest:media-type="application/vnd.oasis.opendocument.graphics"/>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3" manifest:media-type="application/vnd.oasis.opendocument.text"/>
  <manifest:file-entry manifest:full-path="Object 13/settings.xml" manifest:media-type="text/xml"/>
  <manifest:file-entry manifest:full-path="Object 13/Pictures/10000F4700000510000005101897F9418A2C6CA3.svg" manifest:media-type="image/svg+xml"/>
  <manifest:file-entry manifest:full-path="Object 13/Pictures/10000001000000310000003106496361BB846B0F.png" manifest:media-type="image/png"/>
  <manifest:file-entry manifest:full-path="Object 13/Configurations2/" manifest:media-type="application/vnd.sun.xml.ui.configuration"/>
  <manifest:file-entry manifest:full-path="Object 13/content.xml" manifest:media-type="text/xml"/>
  <manifest:file-entry manifest:full-path="Object 13/styles.xml" manifest:media-type="text/xml"/>
  <manifest:file-entry manifest:full-path="Object 13/" manifest:version="1.3" manifest:media-type="application/vnd.oasis.opendocument.graphics"/>
  <manifest:file-entry manifest:full-path="Object 18/styles.xml" manifest:media-type="text/xml"/>
  <manifest:file-entry manifest:full-path="Object 18/content.xml" manifest:media-type="text/xml"/>
  <manifest:file-entry manifest:full-path="Object 18/Pictures/10000EEC0000051000000510DB1D9AFC8EDEA712.svg" manifest:media-type="image/svg+xml"/>
  <manifest:file-entry manifest:full-path="Object 18/Pictures/100000010000003100000031AAE0B1A1AFE663EA.png" manifest:media-type="image/png"/>
  <manifest:file-entry manifest:full-path="Object 18/settings.xml" manifest:media-type="text/xml"/>
  <manifest:file-entry manifest:full-path="Object 18/" manifest:version="1.3" manifest:media-type="application/vnd.oasis.opendocument.graphics"/>
  <manifest:file-entry manifest:full-path="Object 4/styles.xml" manifest:media-type="text/xml"/>
  <manifest:file-entry manifest:full-path="Object 4/content.xml" manifest:media-type="text/xml"/>
  <manifest:file-entry manifest:full-path="Object 4/Pictures/100000010000003100000031A42AE5BA7CAE13EA.png" manifest:media-type="image/png"/>
  <manifest:file-entry manifest:full-path="Object 4/Pictures/10000E16000005100000051090126DDD97AAF5F5.svg" manifest:media-type="image/svg+xml"/>
  <manifest:file-entry manifest:full-path="Object 4/settings.xml" manifest:media-type="text/xml"/>
  <manifest:file-entry manifest:full-path="Object 4/" manifest:version="1.3" manifest:media-type="application/vnd.oasis.opendocument.graphics"/>
  <manifest:file-entry manifest:full-path="Object 20/Pictures/100000010000003100000031D55898630836836A.png" manifest:media-type="image/png"/>
  <manifest:file-entry manifest:full-path="Object 20/Pictures/10000E700000051000000510399AB5C07472BC48.svg" manifest:media-type="image/svg+xml"/>
  <manifest:file-entry manifest:full-path="Object 20/content.xml" manifest:media-type="text/xml"/>
  <manifest:file-entry manifest:full-path="Object 20/styles.xml" manifest:media-type="text/xml"/>
  <manifest:file-entry manifest:full-path="Object 20/settings.xml" manifest:media-type="text/xml"/>
  <manifest:file-entry manifest:full-path="Object 20/" manifest:version="1.3" manifest:media-type="application/vnd.oasis.opendocument.graphics"/>
  <manifest:file-entry manifest:full-path="Object 22/styles.xml" manifest:media-type="text/xml"/>
  <manifest:file-entry manifest:full-path="Object 22/content.xml" manifest:media-type="text/xml"/>
  <manifest:file-entry manifest:full-path="Object 22/Pictures/100000010000003100000031D40659B9018F29E4.png" manifest:media-type="image/png"/>
  <manifest:file-entry manifest:full-path="Object 22/Pictures/10000EE60000051000000510481372290AB69211.svg" manifest:media-type="image/svg+xml"/>
  <manifest:file-entry manifest:full-path="Object 22/settings.xml" manifest:media-type="text/xml"/>
  <manifest:file-entry manifest:full-path="Object 22/" manifest:version="1.3" manifest:media-type="application/vnd.oasis.opendocument.graphics"/>
  <manifest:file-entry manifest:full-path="Configurations2/" manifest:media-type="application/vnd.sun.xml.ui.configuration"/>
  <manifest:file-entry manifest:full-path="Object 23/styles.xml" manifest:media-type="text/xml"/>
  <manifest:file-entry manifest:full-path="Object 23/content.xml" manifest:media-type="text/xml"/>
  <manifest:file-entry manifest:full-path="Object 23/Pictures/100000010000003100000031091DE09F361F8C3E.png" manifest:media-type="image/png"/>
  <manifest:file-entry manifest:full-path="Object 23/Pictures/10000EEC0000051000000510A6B721A6BAF205DC.svg" manifest:media-type="image/svg+xml"/>
  <manifest:file-entry manifest:full-path="Object 23/settings.xml" manifest:media-type="text/xml"/>
  <manifest:file-entry manifest:full-path="Object 23/" manifest:version="1.3" manifest:media-type="application/vnd.oasis.opendocument.graphics"/>
  <manifest:file-entry manifest:full-path="Object 24/content.xml" manifest:media-type="text/xml"/>
  <manifest:file-entry manifest:full-path="Object 24/Pictures/100000010000003100000031091DE09F361F8C3E.png" manifest:media-type="image/png"/>
  <manifest:file-entry manifest:full-path="Object 24/Pictures/10000EEC0000051000000510F4C3EBE10F9C23A8.svg" manifest:media-type="image/svg+xml"/>
  <manifest:file-entry manifest:full-path="Object 24/styles.xml" manifest:media-type="text/xml"/>
  <manifest:file-entry manifest:full-path="Object 24/settings.xml" manifest:media-type="text/xml"/>
  <manifest:file-entry manifest:full-path="Object 24/" manifest:version="1.3" manifest:media-type="application/vnd.oasis.opendocument.graphics"/>
  <manifest:file-entry manifest:full-path="Object 21/styles.xml" manifest:media-type="text/xml"/>
  <manifest:file-entry manifest:full-path="Object 21/content.xml" manifest:media-type="text/xml"/>
  <manifest:file-entry manifest:full-path="Object 21/Pictures/100000010000003100000031635E7A9A13C90A3C.png" manifest:media-type="image/png"/>
  <manifest:file-entry manifest:full-path="Object 21/Pictures/10000E660000051000000510BF08049C9C40BF1A.svg" manifest:media-type="image/svg+xml"/>
  <manifest:file-entry manifest:full-path="Object 21/settings.xml" manifest:media-type="text/xml"/>
  <manifest:file-entry manifest:full-path="Object 21/" manifest:version="1.3" manifest:media-type="application/vnd.oasis.opendocument.graphics"/>
  <manifest:file-entry manifest:full-path="Object 11/settings.xml" manifest:media-type="text/xml"/>
  <manifest:file-entry manifest:full-path="Object 11/Pictures/100000010000010000000100932D86817416501A.png" manifest:media-type="image/png"/>
  <manifest:file-entry manifest:full-path="Object 11/content.xml" manifest:media-type="text/xml"/>
  <manifest:file-entry manifest:full-path="Object 11/styles.xml" manifest:media-type="text/xml"/>
  <manifest:file-entry manifest:full-path="Object 11/" manifest:version="1.3" manifest:media-type="application/vnd.oasis.opendocument.graphics"/>
  <manifest:file-entry manifest:full-path="Object 36/Pictures/10000E3E00000510000005105D6E6CC9C2AFB3D6.svg" manifest:media-type="image/svg+xml"/>
  <manifest:file-entry manifest:full-path="Object 36/Pictures/100000010000003100000031A42AE5BA7CAE13EA.png" manifest:media-type="image/png"/>
  <manifest:file-entry manifest:full-path="Object 36/content.xml" manifest:media-type="text/xml"/>
  <manifest:file-entry manifest:full-path="Object 36/settings.xml" manifest:media-type="text/xml"/>
  <manifest:file-entry manifest:full-path="Object 36/styles.xml" manifest:media-type="text/xml"/>
  <manifest:file-entry manifest:full-path="Object 36/" manifest:version="1.3" manifest:media-type="application/vnd.oasis.opendocument.graphics"/>
  <manifest:file-entry manifest:full-path="Object 17/content.xml" manifest:media-type="text/xml"/>
  <manifest:file-entry manifest:full-path="Object 17/Pictures/100000010000003100000031091DE09F361F8C3E.png" manifest:media-type="image/png"/>
  <manifest:file-entry manifest:full-path="Object 17/Pictures/10000F470000051000000510FE6DBFD7006DEA6E.svg" manifest:media-type="image/svg+xml"/>
  <manifest:file-entry manifest:full-path="Object 17/styles.xml" manifest:media-type="text/xml"/>
  <manifest:file-entry manifest:full-path="Object 17/settings.xml" manifest:media-type="text/xml"/>
  <manifest:file-entry manifest:full-path="Object 17/" manifest:version="1.3" manifest:media-type="application/vnd.oasis.opendocument.graphics"/>
  <manifest:file-entry manifest:full-path="content.xml" manifest:media-type="text/xml"/>
  <manifest:file-entry manifest:full-path="Object 3/settings.xml" manifest:media-type="text/xml"/>
  <manifest:file-entry manifest:full-path="Object 3/styles.xml" manifest:media-type="text/xml"/>
  <manifest:file-entry manifest:full-path="Object 3/Pictures/10000E160000051000000510E184B0362909A2A7.svg" manifest:media-type="image/svg+xml"/>
  <manifest:file-entry manifest:full-path="Object 3/Pictures/100000010000003100000031091DE09F361F8C3E.png" manifest:media-type="image/png"/>
  <manifest:file-entry manifest:full-path="Object 3/content.xml" manifest:media-type="text/xml"/>
  <manifest:file-entry manifest:full-path="Object 3/" manifest:version="1.3" manifest:media-type="application/vnd.oasis.opendocument.graphics"/>
  <manifest:file-entry manifest:full-path="Object 37/content.xml" manifest:media-type="text/xml"/>
  <manifest:file-entry manifest:full-path="Object 37/settings.xml" manifest:media-type="text/xml"/>
  <manifest:file-entry manifest:full-path="Object 37/styles.xml" manifest:media-type="text/xml"/>
  <manifest:file-entry manifest:full-path="Object 37/Pictures/100000010000010000000100A28151A148F09C1F.png" manifest:media-type="image/png"/>
  <manifest:file-entry manifest:full-path="Object 37/" manifest:version="1.3" manifest:media-type="application/vnd.oasis.opendocument.graphics"/>
  <manifest:file-entry manifest:full-path="Object 39/styles.xml" manifest:media-type="text/xml"/>
  <manifest:file-entry manifest:full-path="Object 39/manifest.rdf" manifest:media-type="application/rdf+xml"/>
  <manifest:file-entry manifest:full-path="Object 39/content.xml" manifest:media-type="text/xml"/>
  <manifest:file-entry manifest:full-path="Object 39/settings.xml" manifest:media-type="text/xml"/>
  <manifest:file-entry manifest:full-path="Object 39/" manifest:version="1.3" manifest:media-type="application/vnd.oasis.opendocument.text"/>
  <manifest:file-entry manifest:full-path="Object 35/content.xml" manifest:media-type="text/xml"/>
  <manifest:file-entry manifest:full-path="Object 35/styles.xml" manifest:media-type="text/xml"/>
  <manifest:file-entry manifest:full-path="Object 35/Pictures/100000010000003100000031091DE09F361F8C3E.png" manifest:media-type="image/png"/>
  <manifest:file-entry manifest:full-path="Object 35/Pictures/10000E3E0000051000000510C5DA94A5E8BC5885.svg" manifest:media-type="image/svg+xml"/>
  <manifest:file-entry manifest:full-path="Object 35/settings.xml" manifest:media-type="text/xml"/>
  <manifest:file-entry manifest:full-path="Object 35/" manifest:version="1.3" manifest:media-type="application/vnd.oasis.opendocument.graphics"/>
  <manifest:file-entry manifest:full-path="meta.xml" manifest:media-type="text/xml"/>
  <manifest:file-entry manifest:full-path="ObjectReplacements/Object 16" manifest:media-type=""/>
  <manifest:file-entry manifest:full-path="ObjectReplacements/Object 2" manifest:media-type=""/>
  <manifest:file-entry manifest:full-path="ObjectReplacements/Object 15" manifest:media-type=""/>
  <manifest:file-entry manifest:full-path="ObjectReplacements/Object 1" manifest:media-type=""/>
  <manifest:file-entry manifest:full-path="ObjectReplacements/Object 13" manifest:media-type=""/>
  <manifest:file-entry manifest:full-path="ObjectReplacements/Object 10" manifest:media-type=""/>
  <manifest:file-entry manifest:full-path="ObjectReplacements/Object 30" manifest:media-type=""/>
  <manifest:file-entry manifest:full-path="ObjectReplacements/Object 28" manifest:media-type=""/>
  <manifest:file-entry manifest:full-path="ObjectReplacements/Object 8" manifest:media-type=""/>
  <manifest:file-entry manifest:full-path="ObjectReplacements/Object 6" manifest:media-type=""/>
  <manifest:file-entry manifest:full-path="ObjectReplacements/Object 26" manifest:media-type=""/>
  <manifest:file-entry manifest:full-path="ObjectReplacements/Object 21" manifest:media-type=""/>
  <manifest:file-entry manifest:full-path="ObjectReplacements/Object 11"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Object 25" manifest:media-type=""/>
  <manifest:file-entry manifest:full-path="ObjectReplacements/Object 19" manifest:media-type=""/>
  <manifest:file-entry manifest:full-path="ObjectReplacements/Object 5" manifest:media-type=""/>
  <manifest:file-entry manifest:full-path="ObjectReplacements/Object 27" manifest:media-type=""/>
  <manifest:file-entry manifest:full-path="ObjectReplacements/Object 7" manifest:media-type=""/>
  <manifest:file-entry manifest:full-path="ObjectReplacements/Object 29" manifest:media-type=""/>
  <manifest:file-entry manifest:full-path="ObjectReplacements/Object 9" manifest:media-type=""/>
  <manifest:file-entry manifest:full-path="ObjectReplacements/Object 14" manifest:media-type=""/>
  <manifest:file-entry manifest:full-path="ObjectReplacements/Object 24" manifest:media-type=""/>
  <manifest:file-entry manifest:full-path="ObjectReplacements/Object 18" manifest:media-type=""/>
  <manifest:file-entry manifest:full-path="ObjectReplacements/Object 4" manifest:media-type=""/>
  <manifest:file-entry manifest:full-path="ObjectReplacements/Object 23" manifest:media-type=""/>
  <manifest:file-entry manifest:full-path="ObjectReplacements/Object 3" manifest:media-type=""/>
  <manifest:file-entry manifest:full-path="ObjectReplacements/Object 17" manifest:media-type=""/>
  <manifest:file-entry manifest:full-path="ObjectReplacements/Object 12" manifest:media-type=""/>
  <manifest:file-entry manifest:full-path="ObjectReplacements/Object 22" manifest:media-type=""/>
  <manifest:file-entry manifest:full-path="ObjectReplacements/Object 20" manifest:media-type=""/>
  <manifest:file-entry manifest:full-path="Object 12/content.xml" manifest:media-type="text/xml"/>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 manifest:version="1.3" manifest:media-type="application/vnd.oasis.opendocument.text"/>
  <manifest:file-entry manifest:full-path="Object 14/styles.xml" manifest:media-type="text/xml"/>
  <manifest:file-entry manifest:full-path="Object 14/content.xml" manifest:media-type="text/xml"/>
  <manifest:file-entry manifest:full-path="Object 14/Pictures/10000E75000005100000051077718C534D2346A0.svg" manifest:media-type="image/svg+xml"/>
  <manifest:file-entry manifest:full-path="Object 14/Pictures/100000010000003100000031D55898630836836A.png" manifest:media-type="image/png"/>
  <manifest:file-entry manifest:full-path="Object 14/settings.xml" manifest:media-type="text/xml"/>
  <manifest:file-entry manifest:full-path="Object 14/" manifest:version="1.3" manifest:media-type="application/vnd.oasis.opendocument.graphics"/>
  <manifest:file-entry manifest:full-path="manifest.rdf" manifest:media-type="application/rdf+xml"/>
  <manifest:file-entry manifest:full-path="Object 38/Pictures/100000010000010000000100932D86817416501A.png" manifest:media-type="image/png"/>
  <manifest:file-entry manifest:full-path="Object 38/styles.xml" manifest:media-type="text/xml"/>
  <manifest:file-entry manifest:full-path="Object 38/settings.xml" manifest:media-type="text/xml"/>
  <manifest:file-entry manifest:full-path="Object 38/content.xml" manifest:media-type="text/xml"/>
  <manifest:file-entry manifest:full-path="Object 38/" manifest:version="1.3" manifest:media-type="application/vnd.oasis.opendocument.graphics"/>
  <manifest:file-entry manifest:full-path="styles.xml" manifest:media-type="text/xml"/>
  <manifest:file-entry manifest:full-path="Thumbnails/thumbnail.png" manifest:media-type="image/png"/>
  <manifest:file-entry manifest:full-path="Object 8/settings.xml" manifest:media-type="text/xml"/>
  <manifest:file-entry manifest:full-path="Object 8/Pictures/10000EE20000051000000510F5B6072AD5E0FA75.svg" manifest:media-type="image/svg+xml"/>
  <manifest:file-entry manifest:full-path="Object 8/Pictures/100000010000003100000031091DE09F361F8C3E.png" manifest:media-type="image/png"/>
  <manifest:file-entry manifest:full-path="Object 8/content.xml" manifest:media-type="text/xml"/>
  <manifest:file-entry manifest:full-path="Object 8/styles.xml" manifest:media-type="text/xml"/>
  <manifest:file-entry manifest:full-path="Object 8/" manifest:version="1.3" manifest:media-type="application/vnd.oasis.opendocument.graphics"/>
  <manifest:file-entry manifest:full-path="Object 30/content.xml" manifest:media-type="text/xml"/>
  <manifest:file-entry manifest:full-path="Object 30/styles.xml" manifest:media-type="text/xml"/>
  <manifest:file-entry manifest:full-path="Object 30/settings.xml" manifest:media-type="text/xml"/>
  <manifest:file-entry manifest:full-path="Object 30/manifest.rdf" manifest:media-type="application/rdf+xml"/>
  <manifest:file-entry manifest:full-path="Object 30/" manifest:version="1.3" manifest:media-type="application/vnd.oasis.opendocument.text"/>
  <manifest:file-entry manifest:full-path="Object 28/Pictures/100000010000010000000100C53BDF775D76A0A6.png" manifest:media-type="image/png"/>
  <manifest:file-entry manifest:full-path="Object 28/settings.xml" manifest:media-type="text/xml"/>
  <manifest:file-entry manifest:full-path="Object 28/content.xml" manifest:media-type="text/xml"/>
  <manifest:file-entry manifest:full-path="Object 28/styles.xml" manifest:media-type="text/xml"/>
  <manifest:file-entry manifest:full-path="Object 28/" manifest:version="1.3" manifest:media-type="application/vnd.oasis.opendocument.graphics"/>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Pictures/100000010000010000000100A28151A148F09C1F.png" manifest:media-type="image/png"/>
  <manifest:file-entry manifest:full-path="Object 10/" manifest:version="1.3" manifest:media-type="application/vnd.oasis.opendocument.graphics"/>
  <manifest:file-entry manifest:full-path="Object 26/settings.xml" manifest:media-type="text/xml"/>
  <manifest:file-entry manifest:full-path="Object 26/Pictures/10000F050000051000000510F68A14B5D8D222B2.svg" manifest:media-type="image/svg+xml"/>
  <manifest:file-entry manifest:full-path="Object 26/Pictures/10000001000000310000003163B1D3EECB254894.png" manifest:media-type="image/png"/>
  <manifest:file-entry manifest:full-path="Object 26/content.xml" manifest:media-type="text/xml"/>
  <manifest:file-entry manifest:full-path="Object 26/styles.xml" manifest:media-type="text/xml"/>
  <manifest:file-entry manifest:full-path="Object 26/" manifest:version="1.3" manifest:media-type="application/vnd.oasis.opendocument.graphics"/>
  <manifest:file-entry manifest:full-path="Object 6/styles.xml" manifest:media-type="text/xml"/>
  <manifest:file-entry manifest:full-path="Object 6/content.xml" manifest:media-type="text/xml"/>
  <manifest:file-entry manifest:full-path="Object 6/settings.xml" manifest:media-type="text/xml"/>
  <manifest:file-entry manifest:full-path="Object 6/Pictures/100000010000010000000100932D86817416501A.png" manifest:media-type="image/png"/>
  <manifest:file-entry manifest:full-path="Object 6/" manifest:version="1.3" manifest:media-type="application/vnd.oasis.opendocument.graphics"/>
  <manifest:file-entry manifest:full-path="Object 25/settings.xml" manifest:media-type="text/xml"/>
  <manifest:file-entry manifest:full-path="Object 25/Pictures/10000001000000310000003163B1D3EECB254894.png" manifest:media-type="image/png"/>
  <manifest:file-entry manifest:full-path="Object 25/Pictures/10000EF50000051000000510033FCDF7A5BBAE3C.svg" manifest:media-type="image/svg+xml"/>
  <manifest:file-entry manifest:full-path="Object 25/content.xml" manifest:media-type="text/xml"/>
  <manifest:file-entry manifest:full-path="Object 25/styles.xml" manifest:media-type="text/xml"/>
  <manifest:file-entry manifest:full-path="Object 25/" manifest:version="1.3" manifest:media-type="application/vnd.oasis.opendocument.graphics"/>
  <manifest:file-entry manifest:full-path="Object 19/settings.xml" manifest:media-type="text/xml"/>
  <manifest:file-entry manifest:full-path="Object 19/Pictures/10000E380000051000000510F9EFAE99C6BD202A.svg" manifest:media-type="image/svg+xml"/>
  <manifest:file-entry manifest:full-path="Object 19/Pictures/100000010000003100000031CC54C187B8F3BF6A.png" manifest:media-type="image/png"/>
  <manifest:file-entry manifest:full-path="Object 19/content.xml" manifest:media-type="text/xml"/>
  <manifest:file-entry manifest:full-path="Object 19/styles.xml" manifest:media-type="text/xml"/>
  <manifest:file-entry manifest:full-path="Object 19/" manifest:version="1.3" manifest:media-type="application/vnd.oasis.opendocument.graphics"/>
  <manifest:file-entry manifest:full-path="Object 5/settings.xml" manifest:media-type="text/xml"/>
  <manifest:file-entry manifest:full-path="Object 5/content.xml" manifest:media-type="text/xml"/>
  <manifest:file-entry manifest:full-path="Object 5/Pictures/100000010000010000000100A28151A148F09C1F.png" manifest:media-type="image/png"/>
  <manifest:file-entry manifest:full-path="Object 5/styles.xml" manifest:media-type="text/xml"/>
  <manifest:file-entry manifest:full-path="Object 5/" manifest:version="1.3" manifest:media-type="application/vnd.oasis.opendocument.graphics"/>
  <manifest:file-entry manifest:full-path="Object 27/content.xml" manifest:media-type="text/xml"/>
  <manifest:file-entry manifest:full-path="Object 27/Pictures/10000001000000310000003106A1C3D53C368989.png" manifest:media-type="image/png"/>
  <manifest:file-entry manifest:full-path="Object 27/Pictures/10000EF5000005100000051028B1EBA60553DAF1.svg" manifest:media-type="image/svg+xml"/>
  <manifest:file-entry manifest:full-path="Object 27/styles.xml" manifest:media-type="text/xml"/>
  <manifest:file-entry manifest:full-path="Object 27/settings.xml" manifest:media-type="text/xml"/>
  <manifest:file-entry manifest:full-path="Object 27/" manifest:version="1.3" manifest:media-type="application/vnd.oasis.opendocument.graphics"/>
  <manifest:file-entry manifest:full-path="Object 7/content.xml" manifest:media-type="text/xml"/>
  <manifest:file-entry manifest:full-path="Object 7/settings.xml" manifest:media-type="text/xml"/>
  <manifest:file-entry manifest:full-path="Object 7/Pictures/100000010000003100000031091DE09F361F8C3E.png" manifest:media-type="image/png"/>
  <manifest:file-entry manifest:full-path="Object 7/Pictures/10000E160000051000000510E184B0362909A2A7.svg" manifest:media-type="image/svg+xml"/>
  <manifest:file-entry manifest:full-path="Object 7/styles.xml" manifest:media-type="text/xml"/>
  <manifest:file-entry manifest:full-path="Object 7/" manifest:version="1.3" manifest:media-type="application/vnd.oasis.opendocument.graphics"/>
  <manifest:file-entry manifest:full-path="Object 29/settings.xml" manifest:media-type="text/xml"/>
  <manifest:file-entry manifest:full-path="Object 29/Pictures/1000000100000100000001009A82733D791145F9.png" manifest:media-type="image/png"/>
  <manifest:file-entry manifest:full-path="Object 29/styles.xml" manifest:media-type="text/xml"/>
  <manifest:file-entry manifest:full-path="Object 29/content.xml" manifest:media-type="text/xml"/>
  <manifest:file-entry manifest:full-path="Object 29/" manifest:version="1.3" manifest:media-type="application/vnd.oasis.opendocument.graphics"/>
  <manifest:file-entry manifest:full-path="Object 9/settings.xml" manifest:media-type="text/xml"/>
  <manifest:file-entry manifest:full-path="Object 9/Pictures/10000E16000005100000051090126DDD97AAF5F5.svg" manifest:media-type="image/svg+xml"/>
  <manifest:file-entry manifest:full-path="Object 9/Pictures/100000010000003100000031A42AE5BA7CAE13EA.png" manifest:media-type="image/png"/>
  <manifest:file-entry manifest:full-path="Object 9/content.xml" manifest:media-type="text/xml"/>
  <manifest:file-entry manifest:full-path="Object 9/styles.xml" manifest:media-type="text/xml"/>
  <manifest:file-entry manifest:full-path="Object 9/" manifest:version="1.3" manifest:media-type="application/vnd.oasis.opendocument.graphics"/>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automatic-styles>
    <style:style style:name="Table1" style:family="table">
      <style:table-properties style:width="6.625in" table:align="left"/>
    </style:style>
    <style:style style:name="Table1.A" style:family="table-column">
      <style:table-column-properties style:column-width="1.4361in"/>
    </style:style>
    <style:style style:name="Table1.B" style:family="table-column">
      <style:table-column-properties style:column-width="5.1889in"/>
    </style:style>
    <style:style style:name="Table1.A1" style:family="table-cell">
      <style:table-cell-properties style:writing-mode="page"/>
    </style:style>
    <style:style style:name="Table1.2" style:family="table-row">
      <style:table-row-properties style:min-row-height="0.2458in"/>
    </style:style>
    <style:style style:name="Table3" style:family="table">
      <style:table-properties style:width="6.6931in" table:align="margins"/>
    </style:style>
    <style:style style:name="Table3.A" style:family="table-column">
      <style:table-column-properties style:column-width="2.2486in" style:rel-column-width="22014*"/>
    </style:style>
    <style:style style:name="Table3.B" style:family="table-column">
      <style:table-column-properties style:column-width="4.4444in" style:rel-column-width="43521*"/>
    </style:style>
    <style:style style:name="Table3.A1" style:family="table-cell">
      <style:table-cell-properties style:writing-mode="page"/>
    </style:style>
    <style:style style:name="Table3.A2" style:family="table-cell">
      <style:table-cell-properties fo:background-color="transparent" style:writing-mode="page">
        <style:background-image/>
      </style:table-cell-properties>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1" style:family="table-row">
      <style:table-row-properties style:min-row-height="0.6875in"/>
    </style:style>
    <style:style style:name="Table6.A1" style:family="table-cell">
      <style:table-cell-properties style:writing-mode="page"/>
    </style:style>
    <style:style style:name="Table4" style:family="table">
      <style:table-properties style:width="6.6931in" table:align="margins"/>
    </style:style>
    <style:style style:name="Table4.A" style:family="table-column">
      <style:table-column-properties style:column-width="2.2486in" style:rel-column-width="22014*"/>
    </style:style>
    <style:style style:name="Table4.B" style:family="table-column">
      <style:table-column-properties style:column-width="4.4444in" style:rel-column-width="43521*"/>
    </style:style>
    <style:style style:name="Table4.A1" style:family="table-cell">
      <style:table-cell-properties style:writing-mode="page"/>
    </style:style>
    <style:style style:name="Table4.A2" style:family="table-cell">
      <style:table-cell-properties fo:background-color="transparent" style:writing-mode="page">
        <style:background-image/>
      </style:table-cell-properties>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1" style:family="table-row">
      <style:table-row-properties style:min-row-height="0.6875in"/>
    </style:style>
    <style:style style:name="Table5.A1" style:family="table-cell">
      <style:table-cell-properties style:writing-mode="page"/>
    </style:style>
    <style:style style:name="Table7" style:family="table">
      <style:table-properties style:width="6.6931in" table:align="margins"/>
    </style:style>
    <style:style style:name="Table7.A" style:family="table-column">
      <style:table-column-properties style:column-width="2.2486in" style:rel-column-width="22014*"/>
    </style:style>
    <style:style style:name="Table7.B" style:family="table-column">
      <style:table-column-properties style:column-width="4.4444in" style:rel-column-width="43521*"/>
    </style:style>
    <style:style style:name="Table7.A1" style:family="table-cell">
      <style:table-cell-properties style:writing-mode="page"/>
    </style:style>
    <style:style style:name="Table7.A2" style:family="table-cell">
      <style:table-cell-properties fo:background-color="transparent" style:writing-mode="page">
        <style:background-image/>
      </style:table-cell-properties>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1" style:family="table-row">
      <style:table-row-properties style:min-row-height="0.6875in"/>
    </style:style>
    <style:style style:name="Table8.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2.2486in" style:rel-column-width="22014*"/>
    </style:style>
    <style:style style:name="Table9.B" style:family="table-column">
      <style:table-column-properties style:column-width="4.4444in" style:rel-column-width="43521*"/>
    </style:style>
    <style:style style:name="Table9.A1" style:family="table-cell">
      <style:table-cell-properties style:writing-mode="page"/>
    </style:style>
    <style:style style:name="Table9.A2" style:family="table-cell">
      <style:table-cell-properties fo:background-color="transparent" style:writing-mode="page">
        <style:background-image/>
      </style:table-cell-properties>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1" style:family="table-row">
      <style:table-row-properties style:min-row-height="0.6875in"/>
    </style:style>
    <style:style style:name="Table10.A1" style:family="table-cell">
      <style:table-cell-properties style:writing-mode="page"/>
    </style:style>
    <style:style style:name="Table11" style:family="table">
      <style:table-properties style:width="6.6931in" table:align="margins"/>
    </style:style>
    <style:style style:name="Table11.A" style:family="table-column">
      <style:table-column-properties style:column-width="2.2486in" style:rel-column-width="22014*"/>
    </style:style>
    <style:style style:name="Table11.B" style:family="table-column">
      <style:table-column-properties style:column-width="4.4444in" style:rel-column-width="43521*"/>
    </style:style>
    <style:style style:name="Table11.A1" style:family="table-cell">
      <style:table-cell-properties style:writing-mode="page"/>
    </style:style>
    <style:style style:name="Table11.A2" style:family="table-cell">
      <style:table-cell-properties fo:background-color="transparent" style:writing-mode="page">
        <style:background-image/>
      </style:table-cell-properties>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1" style:family="table-row">
      <style:table-row-properties style:min-row-height="0.6875in"/>
    </style:style>
    <style:style style:name="Table12.A1" style:family="table-cell">
      <style:table-cell-properties style:writing-mode="page"/>
    </style:style>
    <style:style style:name="Table15" style:family="table">
      <style:table-properties style:width="6.6931in" table:align="margins"/>
    </style:style>
    <style:style style:name="Table15.A" style:family="table-column">
      <style:table-column-properties style:column-width="2.2479in" style:rel-column-width="22010*"/>
    </style:style>
    <style:style style:name="Table15.B" style:family="table-column">
      <style:table-column-properties style:column-width="4.4451in" style:rel-column-width="43525*"/>
    </style:style>
    <style:style style:name="Table15.A1" style:family="table-cell">
      <style:table-cell-properties style:writing-mode="page"/>
    </style:style>
    <style:style style:name="Table15.A2" style:family="table-cell">
      <style:table-cell-properties fo:background-color="transparent"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0.6875in"/>
    </style:style>
    <style:style style:name="Table2.A1" style:family="table-cell">
      <style:table-cell-properties style:writing-mode="page"/>
    </style:style>
    <style:style style:name="Table13" style:family="table">
      <style:table-properties style:width="6.6931in" table:align="margins"/>
    </style:style>
    <style:style style:name="Table13.A" style:family="table-column">
      <style:table-column-properties style:column-width="2.2486in" style:rel-column-width="22014*"/>
    </style:style>
    <style:style style:name="Table13.B" style:family="table-column">
      <style:table-column-properties style:column-width="4.4444in" style:rel-column-width="43521*"/>
    </style:style>
    <style:style style:name="Table13.A1" style:family="table-cell">
      <style:table-cell-properties style:writing-mode="page"/>
    </style:style>
    <style:style style:name="Table13.A2" style:family="table-cell">
      <style:table-cell-properties fo:background-color="transparent" style:writing-mode="page">
        <style:background-image/>
      </style:table-cell-properties>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1" style:family="table-row">
      <style:table-row-properties style:min-row-height="0.6875in"/>
    </style:style>
    <style:style style:name="Table14.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able_20_Contents">
      <style:text-properties officeooo:rsid="001c8aa1" officeooo:paragraph-rsid="001c8aa1"/>
    </style:style>
    <style:style style:name="P3" style:family="paragraph" style:parent-style-name="Text_20_body">
      <style:paragraph-properties style:writing-mode="lr-tb"/>
      <style:text-properties officeooo:rsid="001c8aa1" officeooo:paragraph-rsid="001c8aa1"/>
    </style:style>
    <style:style style:name="P4" style:family="paragraph" style:parent-style-name="Title">
      <style:text-properties officeooo:rsid="001c8aa1" officeooo:paragraph-rsid="001c8aa1"/>
    </style:style>
    <style:style style:name="P5" style:family="paragraph" style:parent-style-name="Table_20_Contents">
      <style:text-properties officeooo:rsid="001c8aa1" officeooo:paragraph-rsid="001d1774"/>
    </style:style>
    <style:style style:name="P6" style:family="paragraph" style:parent-style-name="Table_20_Contents">
      <style:text-properties officeooo:rsid="001c8aa1" officeooo:paragraph-rsid="001ec5ad"/>
    </style:style>
    <style:style style:name="P7" style:family="paragraph" style:parent-style-name="Table_20_Contents">
      <style:text-properties officeooo:rsid="001c8aa1" officeooo:paragraph-rsid="0031f2d6"/>
    </style:style>
    <style:style style:name="P8" style:family="paragraph" style:parent-style-name="Table_20_Contents">
      <style:text-properties officeooo:rsid="001c8aa1" officeooo:paragraph-rsid="00373c89"/>
    </style:style>
    <style:style style:name="P9" style:family="paragraph" style:parent-style-name="Table_20_Contents">
      <style:text-properties officeooo:rsid="001c8aa1" officeooo:paragraph-rsid="0037f46a"/>
    </style:style>
    <style:style style:name="P10" style:family="paragraph" style:parent-style-name="Table_20_Contents">
      <style:text-properties fo:font-weight="bold" officeooo:rsid="001c8aa1" officeooo:paragraph-rsid="001c8aa1" style:font-weight-asian="bold" style:font-weight-complex="bold"/>
    </style:style>
    <style:style style:name="P11" style:family="paragraph" style:parent-style-name="Table_20_Contents">
      <style:text-properties fo:font-weight="bold" officeooo:rsid="002f4b47" officeooo:paragraph-rsid="002f4b47" style:font-weight-asian="bold" style:font-weight-complex="bold"/>
    </style:style>
    <style:style style:name="P12" style:family="paragraph" style:parent-style-name="Table_20_Contents">
      <style:text-properties fo:font-weight="bold" officeooo:rsid="002f9a33" officeooo:paragraph-rsid="002f9a33" style:font-weight-asian="bold" style:font-weight-complex="bold"/>
    </style:style>
    <style:style style:name="P13" style:family="paragraph" style:parent-style-name="Table_20_Contents">
      <style:text-properties fo:font-weight="bold" officeooo:rsid="00222f97" officeooo:paragraph-rsid="00222f97" style:font-weight-asian="bold" style:font-weight-complex="bold"/>
    </style:style>
    <style:style style:name="P14" style:family="paragraph" style:parent-style-name="Table_20_Contents">
      <style:text-properties fo:font-weight="bold" officeooo:rsid="0022a3bf" officeooo:paragraph-rsid="0022a3bf" style:font-weight-asian="bold" style:font-weight-complex="bold"/>
    </style:style>
    <style:style style:name="P15" style:family="paragraph" style:parent-style-name="Table_20_Contents">
      <style:text-properties fo:font-weight="bold" officeooo:rsid="00255c0e" officeooo:paragraph-rsid="00373c89" style:font-weight-asian="bold" style:font-weight-complex="bold"/>
    </style:style>
    <style:style style:name="P16" style:family="paragraph" style:parent-style-name="Table_20_Contents">
      <style:text-properties fo:font-weight="bold" officeooo:rsid="00255c0e" officeooo:paragraph-rsid="0037f46a" style:font-weight-asian="bold" style:font-weight-complex="bold"/>
    </style:style>
    <style:style style:name="P17" style:family="paragraph" style:parent-style-name="Table_20_Contents">
      <style:text-properties fo:font-weight="bold" officeooo:rsid="00255c0e" officeooo:paragraph-rsid="003aaf78" style:font-weight-asian="bold" style:font-weight-complex="bold"/>
    </style:style>
    <style:style style:name="P18" style:family="paragraph" style:parent-style-name="Table_20_Contents">
      <style:text-properties officeooo:rsid="0036d032" officeooo:paragraph-rsid="0036d032"/>
    </style:style>
    <style:style style:name="P19" style:family="paragraph" style:parent-style-name="Text_20_body">
      <style:text-properties officeooo:paragraph-rsid="0031f2d6"/>
    </style:style>
    <style:style style:name="P20" style:family="paragraph" style:parent-style-name="Preformatted_20_Text">
      <style:text-properties style:use-window-font-color="true" loext:opacity="0%" officeooo:paragraph-rsid="0036d032"/>
    </style:style>
    <style:style style:name="P21" style:family="paragraph" style:parent-style-name="Preformatted_20_Text">
      <style:text-properties style:use-window-font-color="true" loext:opacity="0%" officeooo:paragraph-rsid="003254ba"/>
    </style:style>
    <style:style style:name="P22" style:family="paragraph" style:parent-style-name="Text_20_body">
      <style:text-properties style:use-window-font-color="true" loext:opacity="0%" officeooo:paragraph-rsid="003254ba"/>
    </style:style>
    <style:style style:name="P23" style:family="paragraph" style:parent-style-name="Preformatted_20_Text">
      <style:text-properties style:use-window-font-color="true" loext:opacity="0%" officeooo:paragraph-rsid="0037f46a"/>
    </style:style>
    <style:style style:name="P24" style:family="paragraph" style:parent-style-name="Text_20_body">
      <style:text-properties style:use-window-font-color="true" loext:opacity="0%" officeooo:paragraph-rsid="0037f46a"/>
    </style:style>
    <style:style style:name="P25" style:family="paragraph" style:parent-style-name="Preformatted_20_Text">
      <style:text-properties style:use-window-font-color="true" loext:opacity="0%"/>
    </style:style>
    <style:style style:name="P26" style:family="paragraph" style:parent-style-name="Preformatted_20_Text">
      <style:paragraph-properties fo:text-align="start" style:justify-single-word="false" style:writing-mode="lr-tb"/>
      <style:text-properties style:use-window-font-color="true" loext:opacity="0%" officeooo:paragraph-rsid="003254ba"/>
    </style:style>
    <style:style style:name="P27" style:family="paragraph" style:parent-style-name="Table_20_Contents">
      <style:text-properties style:use-window-font-color="true" loext:opacity="0%" fo:font-weight="bold" officeooo:rsid="00222f97" officeooo:paragraph-rsid="003254ba" style:font-weight-asian="bold" style:font-weight-complex="bold"/>
    </style:style>
    <style:style style:name="P28" style:family="paragraph" style:parent-style-name="Table_20_Contents">
      <style:text-properties style:use-window-font-color="true" loext:opacity="0%" fo:font-weight="bold" officeooo:rsid="002f9a33" officeooo:paragraph-rsid="003254ba" style:font-weight-asian="bold" style:font-weight-complex="bold"/>
    </style:style>
    <style:style style:name="P29" style:family="paragraph" style:parent-style-name="Table_20_Contents">
      <style:text-properties style:use-window-font-color="true" loext:opacity="0%" fo:font-weight="bold" officeooo:rsid="002f9a33" officeooo:paragraph-rsid="0036d032" style:font-weight-asian="bold" style:font-weight-complex="bold"/>
    </style:style>
    <style:style style:name="P30" style:family="paragraph" style:parent-style-name="Table_20_Contents">
      <style:text-properties style:use-window-font-color="true" loext:opacity="0%" fo:font-weight="bold" officeooo:rsid="002f9a33" officeooo:paragraph-rsid="00373c89" style:font-weight-asian="bold" style:font-weight-complex="bold"/>
    </style:style>
    <style:style style:name="P31" style:family="paragraph" style:parent-style-name="Table_20_Contents">
      <style:text-properties style:use-window-font-color="true" loext:opacity="0%" fo:font-weight="bold" officeooo:rsid="002f9a33" officeooo:paragraph-rsid="0037f46a" style:font-weight-asian="bold" style:font-weight-complex="bold"/>
    </style:style>
    <style:style style:name="P32" style:family="paragraph" style:parent-style-name="Table_20_Contents">
      <style:text-properties style:use-window-font-color="true" loext:opacity="0%" fo:font-weight="bold" officeooo:rsid="002f9a33" officeooo:paragraph-rsid="003aaf78" style:font-weight-asian="bold" style:font-weight-complex="bold"/>
    </style:style>
    <style:style style:name="P33" style:family="paragraph" style:parent-style-name="Table_20_Contents">
      <style:text-properties style:use-window-font-color="true" loext:opacity="0%" officeooo:rsid="003254ba" officeooo:paragraph-rsid="003254ba"/>
    </style:style>
    <style:style style:name="P34" style:family="paragraph" style:parent-style-name="Text_20_body">
      <style:text-properties style:use-window-font-color="true" loext:opacity="0%" officeooo:rsid="0036d032" officeooo:paragraph-rsid="0036d032"/>
    </style:style>
    <style:style style:name="P35" style:family="paragraph" style:parent-style-name="Text_20_body">
      <style:text-properties style:use-window-font-color="true" loext:opacity="0%" officeooo:rsid="0036d032" officeooo:paragraph-rsid="00373c89"/>
    </style:style>
    <style:style style:name="P36" style:family="paragraph" style:parent-style-name="Text_20_body">
      <style:text-properties style:use-window-font-color="true" loext:opacity="0%" officeooo:rsid="0036d032" officeooo:paragraph-rsid="0037a124"/>
    </style:style>
    <style:style style:name="P37" style:family="paragraph" style:parent-style-name="Text_20_body">
      <style:text-properties style:use-window-font-color="true" loext:opacity="0%" officeooo:rsid="0036d032" officeooo:paragraph-rsid="0037f46a"/>
    </style:style>
    <style:style style:name="P38" style:family="paragraph" style:parent-style-name="Preformatted_20_Text">
      <style:text-properties officeooo:paragraph-rsid="003aaf78"/>
    </style:style>
    <style:style style:name="P39" style:family="paragraph" style:parent-style-name="Text_20_body">
      <style:text-properties officeooo:paragraph-rsid="003aaf78"/>
    </style:style>
    <style:style style:name="P40" style:family="paragraph" style:parent-style-name="Preformatted_20_Text">
      <style:text-properties officeooo:paragraph-rsid="0037f46a"/>
    </style:style>
    <style:style style:name="P41" style:family="paragraph" style:parent-style-name="Standard">
      <style:text-properties officeooo:paragraph-rsid="0037f46a"/>
    </style:style>
    <style:style style:name="P42" style:family="paragraph" style:parent-style-name="Preformatted_20_Text">
      <style:paragraph-properties fo:text-align="start" style:justify-single-word="false"/>
    </style:style>
    <style:style style:name="P43" style:family="paragraph" style:parent-style-name="Preformatted_20_Text">
      <style:text-properties officeooo:paragraph-rsid="00373c89"/>
    </style:style>
    <style:style style:name="P44" style:family="paragraph" style:parent-style-name="Preformatted_20_Text">
      <style:text-properties officeooo:paragraph-rsid="003b13b0"/>
    </style:style>
    <style:style style:name="P45" style:family="paragraph" style:parent-style-name="Table_20_Contents">
      <style:text-properties fo:font-weight="normal" officeooo:rsid="0026ba8e" officeooo:paragraph-rsid="00373c89" style:font-weight-asian="normal" style:font-weight-complex="normal"/>
    </style:style>
    <style:style style:name="P46" style:family="paragraph" style:parent-style-name="Table_20_Contents">
      <style:text-properties officeooo:rsid="00373c89" officeooo:paragraph-rsid="00373c89"/>
    </style:style>
    <style:style style:name="P47" style:family="paragraph" style:parent-style-name="Table_20_Contents">
      <style:text-properties officeooo:rsid="00373c89" officeooo:paragraph-rsid="0037f46a"/>
    </style:style>
    <style:style style:name="P48" style:family="paragraph" style:parent-style-name="Table_20_Contents">
      <style:text-properties officeooo:rsid="003c4229" officeooo:paragraph-rsid="003c4229"/>
    </style:style>
    <style:style style:name="P49" style:family="paragraph" style:parent-style-name="Text_20_body">
      <style:text-properties officeooo:paragraph-rsid="002f9a33"/>
    </style:style>
    <style:style style:name="P50" style:family="paragraph" style:parent-style-name="Text_20_body">
      <style:text-properties officeooo:rsid="0038e008" officeooo:paragraph-rsid="0038e008"/>
    </style:style>
    <style:style style:name="P51" style:family="paragraph" style:parent-style-name="Text_20_body">
      <style:paragraph-properties style:writing-mode="lr-tb"/>
      <style:text-properties officeooo:rsid="0038e008" officeooo:paragraph-rsid="0038e008"/>
    </style:style>
    <style:style style:name="P52" style:family="paragraph" style:parent-style-name="Text_20_body">
      <style:text-properties officeooo:rsid="003e3403" officeooo:paragraph-rsid="003e3403"/>
    </style:style>
    <style:style style:name="P53" style:family="paragraph" style:parent-style-name="Text_20_body">
      <style:text-properties officeooo:rsid="003e3403" officeooo:paragraph-rsid="003fe8ae"/>
    </style:style>
    <style:style style:name="P54" style:family="paragraph" style:parent-style-name="Text_20_body">
      <style:text-properties officeooo:rsid="003fe8ae" officeooo:paragraph-rsid="003fe8ae"/>
    </style:style>
    <style:style style:name="P55" style:family="paragraph" style:parent-style-name="Preformatted_20_Text">
      <style:text-properties style:use-window-font-color="true" loext:opacity="0%" officeooo:paragraph-rsid="0037f46a"/>
    </style:style>
    <style:style style:name="P56" style:family="paragraph" style:parent-style-name="Heading_20_1">
      <style:text-properties officeooo:rsid="001c8aa1" officeooo:paragraph-rsid="001c8aa1"/>
    </style:style>
    <style:style style:name="P57" style:family="paragraph" style:parent-style-name="Heading_20_1">
      <style:paragraph-properties fo:break-before="page"/>
      <style:text-properties officeooo:rsid="001d1774" officeooo:paragraph-rsid="001d1774"/>
    </style:style>
    <style:style style:name="P58" style:family="paragraph" style:parent-style-name="Heading_20_2">
      <style:text-properties officeooo:rsid="001c8aa1" officeooo:paragraph-rsid="001c8aa1"/>
    </style:style>
    <style:style style:name="P59" style:family="paragraph" style:parent-style-name="Heading_20_2">
      <style:text-properties officeooo:rsid="001d1774" officeooo:paragraph-rsid="001d1774"/>
    </style:style>
    <style:style style:name="P60" style:family="paragraph" style:parent-style-name="Heading_20_2">
      <style:paragraph-properties fo:break-before="page"/>
      <style:text-properties officeooo:rsid="0031f2d6" officeooo:paragraph-rsid="0031f2d6"/>
    </style:style>
    <style:style style:name="P61" style:family="paragraph" style:parent-style-name="Heading_20_2">
      <style:paragraph-properties fo:break-before="page"/>
      <style:text-properties officeooo:rsid="0036d032" officeooo:paragraph-rsid="0036d032"/>
    </style:style>
    <style:style style:name="P62" style:family="paragraph" style:parent-style-name="Heading_20_2">
      <style:paragraph-properties fo:break-before="page"/>
      <style:text-properties officeooo:rsid="0036d032" officeooo:paragraph-rsid="00373c89"/>
    </style:style>
    <style:style style:name="P63" style:family="paragraph" style:parent-style-name="Heading_20_2">
      <style:paragraph-properties fo:break-before="page"/>
      <style:text-properties officeooo:rsid="0036d032" officeooo:paragraph-rsid="0037f46a"/>
    </style:style>
    <style:style style:name="P64" style:family="paragraph" style:parent-style-name="Heading_20_2">
      <style:paragraph-properties fo:break-before="page"/>
      <style:text-properties officeooo:rsid="003aaf78" officeooo:paragraph-rsid="003aaf78"/>
    </style:style>
    <style:style style:name="P65" style:family="paragraph" style:parent-style-name="Heading_20_2">
      <style:paragraph-properties fo:break-before="page"/>
      <style:text-properties officeooo:rsid="0037f46a" officeooo:paragraph-rsid="0037f46a"/>
    </style:style>
    <style:style style:name="P66" style:family="paragraph" style:parent-style-name="Heading_20_3">
      <style:text-properties officeooo:rsid="002f9a33" officeooo:paragraph-rsid="002f9a33"/>
    </style:style>
    <style:style style:name="P67" style:family="paragraph" style:parent-style-name="Heading_20_3">
      <style:text-properties officeooo:rsid="00316e24" officeooo:paragraph-rsid="00316e24"/>
    </style:style>
    <style:style style:name="P68" style:family="paragraph" style:parent-style-name="Heading_20_3">
      <style:text-properties officeooo:rsid="00316e24" officeooo:paragraph-rsid="003aaf78"/>
    </style:style>
    <style:style style:name="P69" style:family="paragraph" style:parent-style-name="Heading_20_3">
      <style:text-properties style:use-window-font-color="true" loext:opacity="0%" officeooo:rsid="002f9a33" officeooo:paragraph-rsid="003254ba"/>
    </style:style>
    <style:style style:name="P70" style:family="paragraph" style:parent-style-name="Heading_20_3">
      <style:text-properties style:use-window-font-color="true" loext:opacity="0%" officeooo:rsid="002f9a33" officeooo:paragraph-rsid="0036d032"/>
    </style:style>
    <style:style style:name="P71" style:family="paragraph" style:parent-style-name="Heading_20_3">
      <style:text-properties style:use-window-font-color="true" loext:opacity="0%" officeooo:rsid="002f9a33" officeooo:paragraph-rsid="00373c89"/>
    </style:style>
    <style:style style:name="P72" style:family="paragraph" style:parent-style-name="Heading_20_3">
      <style:text-properties style:use-window-font-color="true" loext:opacity="0%" officeooo:rsid="002f9a33" officeooo:paragraph-rsid="0037f46a"/>
    </style:style>
    <style:style style:name="P73" style:family="paragraph" style:parent-style-name="Heading_20_3">
      <style:text-properties style:use-window-font-color="true" loext:opacity="0%" officeooo:rsid="00316e24" officeooo:paragraph-rsid="003254ba"/>
    </style:style>
    <style:style style:name="P74" style:family="paragraph" style:parent-style-name="Heading_20_3">
      <style:text-properties style:use-window-font-color="true" loext:opacity="0%" officeooo:rsid="00316e24" officeooo:paragraph-rsid="0036d032"/>
    </style:style>
    <style:style style:name="P75" style:family="paragraph" style:parent-style-name="Heading_20_3">
      <style:text-properties style:use-window-font-color="true" loext:opacity="0%" officeooo:rsid="00316e24" officeooo:paragraph-rsid="00373c89"/>
    </style:style>
    <style:style style:name="P76" style:family="paragraph" style:parent-style-name="Heading_20_3">
      <style:text-properties style:use-window-font-color="true" loext:opacity="0%" officeooo:rsid="00316e24" officeooo:paragraph-rsid="0037f46a"/>
    </style:style>
    <style:style style:name="P77" style:family="paragraph" style:parent-style-name="Heading_20_3">
      <style:text-properties officeooo:rsid="003aaf78" officeooo:paragraph-rsid="003aaf78"/>
    </style:style>
    <style:style style:name="P78" style:family="paragraph" style:parent-style-name="Heading_20_4">
      <style:text-properties officeooo:rsid="0031f2d6" officeooo:paragraph-rsid="0031f2d6"/>
    </style:style>
    <style:style style:name="P79" style:family="paragraph" style:parent-style-name="Heading_20_4">
      <style:text-properties officeooo:rsid="0031f2d6" officeooo:paragraph-rsid="003aaf78"/>
    </style:style>
    <style:style style:name="P80" style:family="paragraph" style:parent-style-name="Heading_20_4">
      <style:text-properties style:use-window-font-color="true" loext:opacity="0%" officeooo:rsid="0031f2d6" officeooo:paragraph-rsid="003254ba"/>
    </style:style>
    <style:style style:name="P81" style:family="paragraph" style:parent-style-name="Heading_20_4">
      <style:text-properties style:use-window-font-color="true" loext:opacity="0%" officeooo:rsid="0031f2d6" officeooo:paragraph-rsid="0036d032"/>
    </style:style>
    <style:style style:name="P82" style:family="paragraph" style:parent-style-name="Heading_20_4">
      <style:text-properties style:use-window-font-color="true" loext:opacity="0%" officeooo:rsid="0031f2d6" officeooo:paragraph-rsid="00373c89"/>
    </style:style>
    <style:style style:name="P83" style:family="paragraph" style:parent-style-name="Heading_20_4">
      <style:text-properties style:use-window-font-color="true" loext:opacity="0%" officeooo:rsid="0031f2d6" officeooo:paragraph-rsid="0037a124"/>
    </style:style>
    <style:style style:name="P84" style:family="paragraph" style:parent-style-name="Heading_20_4">
      <style:text-properties style:use-window-font-color="true" loext:opacity="0%" officeooo:rsid="0031f2d6" officeooo:paragraph-rsid="0037f46a"/>
    </style:style>
    <style:style style:name="P85" style:family="paragraph" style:parent-style-name="Heading_20_4">
      <style:text-properties style:use-window-font-color="true" loext:opacity="0%" officeooo:paragraph-rsid="003254ba"/>
    </style:style>
    <style:style style:name="P86" style:family="paragraph" style:parent-style-name="Heading_20_4">
      <style:text-properties style:use-window-font-color="true" loext:opacity="0%" officeooo:paragraph-rsid="0036d032"/>
    </style:style>
    <style:style style:name="P87" style:family="paragraph" style:parent-style-name="Heading_20_4">
      <style:text-properties style:use-window-font-color="true" loext:opacity="0%" officeooo:paragraph-rsid="00373c89"/>
    </style:style>
    <style:style style:name="P88" style:family="paragraph" style:parent-style-name="Heading_20_4">
      <style:text-properties style:use-window-font-color="true" loext:opacity="0%" officeooo:paragraph-rsid="0037a124"/>
    </style:style>
    <style:style style:name="P89" style:family="paragraph" style:parent-style-name="Heading_20_4">
      <style:text-properties style:use-window-font-color="true" loext:opacity="0%" officeooo:paragraph-rsid="0037f46a"/>
    </style:style>
    <style:style style:name="P90" style:family="paragraph" style:parent-style-name="Heading_20_4">
      <style:text-properties officeooo:paragraph-rsid="003aaf78"/>
    </style:style>
    <style:style style:name="P91" style:family="paragraph" style:parent-style-name="Heading_20_4">
      <style:text-properties officeooo:paragraph-rsid="0037f46a"/>
    </style:style>
    <style:style style:name="P92" style:family="paragraph" style:parent-style-name="Text_20_body" style:list-style-name="L1">
      <style:text-properties officeooo:rsid="001c8aa1" officeooo:paragraph-rsid="001c8aa1"/>
    </style:style>
    <style:style style:name="P93" style:family="paragraph" style:parent-style-name="Text_20_body" style:list-style-name="L1">
      <style:text-properties officeooo:rsid="0038e008" officeooo:paragraph-rsid="0038e008"/>
    </style:style>
    <style:style style:name="P94" style:family="paragraph" style:parent-style-name="Text_20_body">
      <style:text-properties style:use-window-font-color="true" loext:opacity="0%" officeooo:rsid="0031f2d6" officeooo:paragraph-rsid="0036d032"/>
    </style:style>
    <style:style style:name="P95" style:family="paragraph" style:parent-style-name="Text_20_body">
      <style:text-properties style:use-window-font-color="true" loext:opacity="0%" officeooo:rsid="0031f2d6" officeooo:paragraph-rsid="00373c89"/>
    </style:style>
    <style:style style:name="P96" style:family="paragraph" style:parent-style-name="Text_20_body">
      <style:text-properties style:use-window-font-color="true" loext:opacity="0%" officeooo:rsid="0031f2d6" officeooo:paragraph-rsid="0037a124"/>
    </style:style>
    <style:style style:name="P97" style:family="paragraph" style:parent-style-name="Text_20_body">
      <style:text-properties style:use-window-font-color="true" loext:opacity="0%" officeooo:rsid="0031f2d6" officeooo:paragraph-rsid="0037f46a"/>
    </style:style>
    <style:style style:name="P98" style:family="paragraph" style:parent-style-name="Text_20_body">
      <style:text-properties fo:font-weight="normal" officeooo:rsid="003e3403" officeooo:paragraph-rsid="003e3403"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ec5ad"/>
    </style:style>
    <style:style style:name="T4" style:family="text">
      <style:text-properties officeooo:rsid="0024a194"/>
    </style:style>
    <style:style style:name="T5" style:family="text">
      <style:text-properties officeooo:rsid="0026ba8e"/>
    </style:style>
    <style:style style:name="T6" style:family="text">
      <style:text-properties officeooo:rsid="00292bc2"/>
    </style:style>
    <style:style style:name="T7" style:family="text">
      <style:text-properties officeooo:rsid="002c926e"/>
    </style:style>
    <style:style style:name="T8" style:family="text">
      <style:text-properties officeooo:rsid="0031f2d6"/>
    </style:style>
    <style:style style:name="T9" style:family="text">
      <style:text-properties style:use-window-font-color="true" loext:opacity="0%"/>
    </style:style>
    <style:style style:name="T10" style:family="text">
      <style:text-properties style:use-window-font-color="true" loext:opacity="0%" officeooo:rsid="0031f2d6"/>
    </style:style>
    <style:style style:name="T11" style:family="text">
      <style:text-properties officeooo:rsid="0033f2e4"/>
    </style:style>
    <style:style style:name="T12" style:family="text">
      <style:text-properties officeooo:rsid="0036d032"/>
    </style:style>
    <style:style style:name="T13" style:family="text">
      <style:text-properties officeooo:rsid="00373c89"/>
    </style:style>
    <style:style style:name="T14" style:family="text">
      <style:text-properties officeooo:rsid="0037f46a"/>
    </style:style>
    <style:style style:name="T15" style:family="text">
      <style:text-properties officeooo:rsid="0038e008"/>
    </style:style>
    <style:style style:name="T16" style:family="text">
      <style:text-properties officeooo:rsid="003aaf78"/>
    </style:style>
    <style:style style:name="T17" style:family="text">
      <style:text-properties officeooo:rsid="003b13b0"/>
    </style:style>
    <style:style style:name="T18" style:family="text">
      <style:text-properties officeooo:rsid="003c4229"/>
    </style:style>
    <style:style style:name="T19" style:family="text">
      <style:text-properties officeooo:rsid="003fe8ae"/>
    </style:style>
    <style:style style:name="fr1" style:family="graphic" style:parent-style-name="OLE">
      <style:graphic-properties style:vertical-pos="top" style:vertical-rel="baseline" draw:ole-draw-aspect="4"/>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st Results</text:p>
      <text:h text:style-name="P56" text:outline-level="1">Summary</text:h>
      <text:p text:style-name="P3">This commit updates preparerelease.py to handle input .svg files correctly when the values of strokes and fills are written in rgb and rgba formats<text:span text:style-name="T15">:</text:span></text:p>
      <text:list xml:id="list2641096302" text:style-name="L1">
        <text:list-item>
          <text:p text:style-name="P92">When the input svgs are <text:span text:style-name="T1">not </text:span><text:span text:style-name="T2">completely white and opaque, the script</text:span> does not correctly reject them if the values are written in rgb and rgba formats.</text:p>
        </text:list-item>
        <text:list-item>
          <text:p text:style-name="P92">When the input svgs are completely white and opaque, the script does not correctly replace the stroke and fill values with #fff for the output white .svg file and #000 for the output black .svg file - their strokes and fills still retain the original rgb and rgba values.</text:p>
        </text:list-item>
        <text:list-item>
          <text:p text:style-name="P92">Because of 2., the script does not correctly produce output PNGs - they appear completely transparent. </text:p>
        </text:list-item>
      </text:list>
      <text:p text:style-name="P50">Additionally, the current preparerelease.py also has the following issues which this commit fixes:</text:p>
      <text:list xml:id="list160837022671622" text:continue-numbering="true" text:style-name="L1">
        <text:list-item>
          <text:p text:style-name="P93">The script does not correctly handle the stroke and fill opacity values of 0 and 1 with decimal points (i.e. 0.0, 0.000, 1.0, 1.000). </text:p>
        </text:list-item>
      </text:list>
      <text:p text:style-name="P51">While most of the times, these issues can be (and have been) easily spotted and fixed manually, having them fixed in the script would be more convenient and take less efforts to troubleshoot the error and fix in the maintainer's part.</text:p>
      <text:h text:style-name="P58" text:outline-level="2">Additional Information</text:h>
      <text:p text:style-name="P3">An example of <text:span text:style-name="T15">the rgba/rgb </text:span>issue can be found in <text:a xlink:type="simple" xlink:href="https://github.com/Donnnno/Arcticons/commit/d4c21ffc11cf756514ff9b265097e346e8923ae8" text:style-name="Internet_20_link" text:visited-style-name="Visited_20_Internet_20_Link">the commit for version 6.4.3</text:a>. true_iservice.svg and tungngern.svg were submitted through the pull request with rgb and rgba values in their strokes - which were not even completely opaque. Due to the bug, the icons were produced incorrectly - their .svg files in /icons/ retain the same values instead of #fff and #000, and their .png files in /app/src/dark and /app/src/light were completely transparent, although their .xml files for the You version are correct.</text:p>
      <text:h text:style-name="P56" text:outline-level="1">Changed File(s):</text:h>
      <table:table table:name="Table1" table:style-name="Table1">
        <table:table-column table:style-name="Table1.A"/>
        <table:table-column table:style-name="Table1.B"/>
        <table:table-row>
          <table:table-cell table:style-name="Table1.A1" office:value-type="string">
            <text:p text:style-name="P10">File name</text:p>
          </table:table-cell>
          <table:table-cell table:style-name="Table1.A1" office:value-type="string">
            <text:p text:style-name="P10">Description</text:p>
          </table:table-cell>
        </table:table-row>
        <table:table-row table:style-name="Table1.2">
          <table:table-cell table:style-name="Table1.A1" office:value-type="string">
            <text:p text:style-name="P2">preparerelease.py</text:p>
          </table:table-cell>
          <table:table-cell table:style-name="Table1.A1" office:value-type="string">
            <text:p text:style-name="P2">Add support for rgb and rgba values in find_non_white_svgs and svg_colors</text:p>
          </table:table-cell>
        </table:table-row>
      </table:table>
      <text:p text:style-name="Standard"/>
      <text:h text:style-name="P57" text:outline-level="1">Test Results</text:h>
      <text:h text:style-name="P59" text:outline-level="2">Test Case #1</text:h>
      <text:p text:style-name="P52">In this test, the SVG is completely white and opaque, and the stroke and fill values are written in rgba format. <text:span text:style-name="T19">T</text:span>he<text:span text:style-name="T19"> current</text:span> script <text:span text:style-name="T19">f</text:span>ail<text:span text:style-name="T19">s </text:span>to replace the values with #000 and #fff and fail<text:span text:style-name="T19">s</text:span> to produce correct PNGs in /app/src (it produce<text:span text:style-name="T19">s </text:span>completely empty images instead).</text:p>
      <text:p text:style-name="P52">The new version of the script is expected to handle these values correctly and produce normal output without any errors. It also should recognize the complete opacity, whether the value is written with or without "zeroes" decimal points.</text:p>
      <text:h text:style-name="P66" text:outline-level="3">Input</text:h>
      <table:table table:name="Table3" table:style-name="Table3">
        <table:table-column table:style-name="Table3.A"/>
        <table:table-column table:style-name="Table3.B"/>
        <table:table-row>
          <table:table-cell table:style-name="Table3.A1" office:value-type="string">
            <text:p text:style-name="P12"><text:span text:style-name="T8">Input </text:span>Values</text:p>
          </table:table-cell>
          <table:table-cell table:style-name="Table3.A1" office:value-type="string">
            <text:p text:style-name="P12">Expected Results</text:p>
          </table:table-cell>
        </table:table-row>
        <table:table-row>
          <table:table-cell table:style-name="Table3.A2" office:value-type="string">
            <text:p text:style-name="P13">test_1a.svg:</text:p>
            <text:p text:style-name="Preformatted_20_Text">stroke:rgba(255,255,255,1)</text:p>
            <text:p text:style-name="Preformatted_20_Text">fill:rgba(255,255,255,1)</text:p>
            <text:p text:style-name="Preformatted_20_Text">stroke="rgba(255,255,255,1)<text:span text:style-name="T3">"</text:span></text:p>
            <text:p text:style-name="Preformatted_20_Text">fill="rgba(255,255,255,1)<text:span text:style-name="T3">"</text:span></text:p>
            <text:p text:style-name="Preformatted_20_Text">stroke:rgba(255,255,255,1.0000)</text:p>
            <text:p text:style-name="Preformatted_20_Text">fill:rgba(255,255,255,1.0000)</text:p>
            <text:p text:style-name="Preformatted_20_Text">stroke="rgba(255,255,255,1.0000)<text:span text:style-name="T3">"</text:span></text:p>
            <text:p text:style-name="Preformatted_20_Text">fill="rgba(255,255,255,1.0000)<text:span text:style-name="T3">"</text:span></text:p>
            <text:p text:style-name="Preformatted_20_Text"/>
            <text:p text:style-name="P42"><draw:frame draw:style-name="fr1" draw:name="Object2" text:anchor-type="as-char" svg:width="0.3335in" svg:height="0.3335in" draw:z-index="1"><draw:object xlink:href="./Object 2" xlink:type="simple" xlink:show="embed" xlink:actuate="onLoad"/><draw:image xlink:href="./ObjectReplacements/Object 2" xlink:type="simple" xlink:show="embed" xlink:actuate="onLoad"/></draw:frame></text:p>
          </table:table-cell>
          <table:table-cell table:style-name="Table3.A1" office:value-type="string">
            <text:p text:style-name="P2">The new script produces:</text:p>
            <text:p text:style-name="P2">1. /icons/white/&lt;name&gt;.svg where stroke and fill values are #fff</text:p>
            <text:p text:style-name="P2">2. /icons/black/&lt;name&gt;.svg where stroke and fill values are #000</text:p>
            <text:p text:style-name="P2">3. /app/src/dark/res/drawable-nodpi/&lt;name&gt;.png <text:span text:style-name="T8">is generated successfully</text:span></text:p>
            <text:p text:style-name="P7">4. /app/src/light/res/drawable-nodpi/&lt;name&gt;.png <text:span text:style-name="T8">is generated successfully</text:span></text:p>
            <text:p text:style-name="P2">5. /app/src/you/res/drawable-anydpi-v26/&lt;name&gt;.xml <text:span text:style-name="T8">is generated successfully</text:span></text:p>
          </table:table-cell>
        </table:table-row>
      </table:table>
      <text:p text:style-name="P49"/>
      <text:h text:style-name="P67" text:outline-level="3">Output</text:h>
      <text:h text:style-name="P78" text:outline-level="4">Terminal</text:h>
      <table:table table:name="Table6" table:style-name="Table6">
        <table:table-column table:style-name="Table6.A"/>
        <table:table-row table:style-name="Table6.1">
          <table:table-cell table:style-name="Table6.A1" office:value-type="string">
            <text:p text:style-name="Preformatted_20_Text">$ .venv/bin/python3 preparerelease.py ./other/ ./app/src/./ ./icons/</text:p>
            <text:p text:style-name="Preformatted_20_Text">Working on test_1a.svg Dark Mode</text:p>
            <text:p text:style-name="Preformatted_20_Text">Working on test_1a.svg You Mode</text:p>
            <text:p text:style-name="Preformatted_20_Text">Working on test_1a.svg Light Mode</text:p>
            <text:p text:style-name="Preformatted_20_Text">There are 1 new icons</text:p>
          </table:table-cell>
        </table:table-row>
      </table:table>
      <text:h text:style-name="P78" text:outline-level="4">/icons/white/test_1a.svg</text:h>
      <text:p text:style-name="P19"><text:span text:style-name="T8"><draw:frame draw:style-name="fr1" draw:name="Object3" text:anchor-type="as-char" svg:width="0.3335in" svg:height="0.3335in" draw:z-index="2"><draw:object xlink:href="./Object 3" xlink:type="simple" xlink:show="embed" xlink:actuate="onLoad"/><draw:image xlink:href="./ObjectReplacements/Object 3" xlink:type="simple" xlink:show="embed" xlink:actuate="onLoad"/></draw:frame></text:span><text:span text:style-name="T8"><text:s/>The colors are replaced with #fff.</text:span></text:p>
      <text:h text:style-name="P78" text:outline-level="4">/icons/black/test_1a.svg</text:h>
      <text:p text:style-name="P19"><text:span text:style-name="T8"><draw:frame draw:style-name="fr1" draw:name="Object4" text:anchor-type="as-char" svg:width="0.3335in" svg:height="0.3335in" draw:z-index="3"><draw:object xlink:href="./Object 4" xlink:type="simple" xlink:show="embed" xlink:actuate="onLoad"/><draw:image xlink:href="./ObjectReplacements/Object 4" xlink:type="simple" xlink:show="embed" xlink:actuate="onLoad"/></draw:frame></text:span><text:span text:style-name="T8"><text:s/>The colors are replaced with #000.</text:span></text:p>
      <text:h text:style-name="P78" text:outline-level="4"><text:soft-page-break/>/app/src/dark/res/drawable-nodpi/test_1a.png</text:h>
      <text:p text:style-name="P19"><text:span text:style-name="T8"><draw:frame draw:style-name="fr1" draw:name="Object5" text:anchor-type="as-char" svg:width="0.3335in" svg:height="0.3335in" draw:z-index="4"><draw:object xlink:href="./Object 5" xlink:type="simple" xlink:show="embed" xlink:actuate="onLoad"/><draw:image xlink:href="./ObjectReplacements/Object 5" xlink:type="simple" xlink:show="embed" xlink:actuate="onLoad"/></draw:frame></text:span><text:span text:style-name="T8"><text:s/>The PNG is created successfully.</text:span></text:p>
      <text:h text:style-name="P78" text:outline-level="4">/app/src/light/res/drawable-nodpi/test_1a.png</text:h>
      <text:p text:style-name="P19"><text:span text:style-name="T8"><draw:frame draw:style-name="fr1" draw:name="Object6" text:anchor-type="as-char" svg:width="0.3335in" svg:height="0.3335in" draw:z-index="5"><draw:object xlink:href="./Object 6" xlink:type="simple" xlink:show="embed" xlink:actuate="onLoad"/><draw:image xlink:href="./ObjectReplacements/Object 6" xlink:type="simple" xlink:show="embed" xlink:actuate="onLoad"/></draw:frame></text:span><text:span text:style-name="T8"><text:s/>The PNG is created successfully.</text:span></text:p>
      <text:h text:style-name="Heading_20_4" text:outline-level="4">/app/src/you/res/drawable-anydpi-v26<text:span text:style-name="T8">/test_1a.xml</text:span></text:h>
      <text:p text:style-name="Text_20_body"><draw:frame draw:style-name="fr1" draw:name="Object1" text:anchor-type="as-char" svg:width="0.3335in" svg:height="0.3335in" draw:z-index="0"><draw:object xlink:href="./Object 1" xlink:type="simple" xlink:show="embed" xlink:actuate="onLoad"/><draw:image xlink:href="./ObjectReplacements/Object 1" xlink:type="simple" xlink:show="embed" xlink:actuate="onLoad"/></draw:frame><text:span text:style-name="T8">The XML is created successfully.</text:span></text:p>
      <text:p text:style-name="Standard"/>
      <text:h text:style-name="P60" text:outline-level="2">Test Case #2</text:h>
      <text:p text:style-name="P52">This test case is identical to Test Case #1, except that the values are written in rgb format instead of rgba format. The expected results are identical to Test Case #1 as well.</text:p>
      <text:h text:style-name="P69" text:outline-level="3">Input</text:h>
      <table:table table:name="Table4" table:style-name="Table4">
        <table:table-column table:style-name="Table4.A"/>
        <table:table-column table:style-name="Table4.B"/>
        <table:table-row>
          <table:table-cell table:style-name="Table4.A1" office:value-type="string">
            <text:p text:style-name="P28"><text:span text:style-name="T8">Input </text:span>Values</text:p>
          </table:table-cell>
          <table:table-cell table:style-name="Table4.A1" office:value-type="string">
            <text:p text:style-name="P28">Expected Results</text:p>
          </table:table-cell>
        </table:table-row>
        <table:table-row>
          <table:table-cell table:style-name="Table4.A2" office:value-type="string">
            <text:p text:style-name="P27">test_2a.svg:</text:p>
            <text:p text:style-name="P25">stroke:rgb(255,255,255)</text:p>
            <text:p text:style-name="P25">fill:rgb(255,255,255)</text:p>
            <text:p text:style-name="P25">stroke=<text:span text:style-name="T3">"</text:span>rgb(255,255,255)<text:span text:style-name="T3">"</text:span></text:p>
            <text:p text:style-name="P25">fill=<text:span text:style-name="T3">"</text:span>rgb(255,255,255)<text:span text:style-name="T3">"</text:span></text:p>
            <text:p text:style-name="P26"/>
            <text:p text:style-name="P26"><draw:frame draw:style-name="fr1" draw:name="Object8" text:anchor-type="as-char" svg:width="0.3335in" svg:height="0.3335in" draw:z-index="6"><draw:object xlink:href="./Object 8" xlink:type="simple" xlink:show="embed" xlink:actuate="onLoad"/><draw:image xlink:href="./ObjectReplacements/Object 8" xlink:type="simple" xlink:show="embed" xlink:actuate="onLoad"/></draw:frame></text:p>
          </table:table-cell>
          <table:table-cell table:style-name="Table4.A1" office:value-type="string">
            <text:p text:style-name="P33">Same as Test Case #1</text:p>
          </table:table-cell>
        </table:table-row>
      </table:table>
      <text:h text:style-name="P73" text:outline-level="3">Output</text:h>
      <text:h text:style-name="P80" text:outline-level="4">Terminal</text:h>
      <table:table table:name="Table5" table:style-name="Table5">
        <table:table-column table:style-name="Table5.A"/>
        <table:table-row table:style-name="Table5.1">
          <table:table-cell table:style-name="Table5.A1" office:value-type="string">
            <text:p text:style-name="P21"><text:span text:style-name="T12">$ </text:span>.venv/bin/python3 preparerelease.py ./other ./app/src ./icons</text:p>
            <text:p text:style-name="P21">Working on test_2a.svg Dark Mode</text:p>
            <text:p text:style-name="P21">Working on test_2a.svg You Mode</text:p>
            <text:p text:style-name="P21">Working on test_2a.svg Light Mode</text:p>
            <text:p text:style-name="P21">There are 1 new icons</text:p>
          </table:table-cell>
        </table:table-row>
      </table:table>
      <text:h text:style-name="P85" text:outline-level="4"><text:span text:style-name="T8">/icons/white/test_</text:span><text:span text:style-name="T11">2</text:span><text:span text:style-name="T8">a.svg</text:span></text:h>
      <text:p text:style-name="P22"><text:span text:style-name="T8"><draw:frame draw:style-name="fr1" draw:name="Object7" text:anchor-type="as-char" svg:width="0.3335in" svg:height="0.3335in" draw:z-index="11"><draw:object xlink:href="./Object 7" xlink:type="simple" xlink:show="embed" xlink:actuate="onLoad"/><draw:image xlink:href="./ObjectReplacements/Object 7" xlink:type="simple" xlink:show="embed" xlink:actuate="onLoad"/></draw:frame></text:span><text:span text:style-name="T8"><text:s/>The colors are replaced with #fff.</text:span></text:p>
      <text:h text:style-name="P85" text:outline-level="4"><text:span text:style-name="T8">/icons/black/test_</text:span><text:span text:style-name="T11">2</text:span><text:span text:style-name="T8">a.svg</text:span></text:h>
      <text:p text:style-name="P22"><text:span text:style-name="T8"><draw:frame draw:style-name="fr1" draw:name="Object9" text:anchor-type="as-char" svg:width="0.3335in" svg:height="0.3335in" draw:z-index="12"><draw:object xlink:href="./Object 9" xlink:type="simple" xlink:show="embed" xlink:actuate="onLoad"/><draw:image xlink:href="./ObjectReplacements/Object 9" xlink:type="simple" xlink:show="embed" xlink:actuate="onLoad"/></draw:frame></text:span><text:span text:style-name="T8"><text:s/>The colors are replaced with #000.</text:span></text:p>
      <text:h text:style-name="P85" text:outline-level="4"><text:span text:style-name="T8">/app/src/dark/res/drawable-nodpi/test_</text:span><text:span text:style-name="T11">2</text:span><text:span text:style-name="T8">a.png</text:span></text:h>
      <text:p text:style-name="P22"><text:span text:style-name="T8"><draw:frame draw:style-name="fr1" draw:name="Object10" text:anchor-type="as-char" svg:width="0.3335in" svg:height="0.3335in" draw:z-index="13"><draw:object xlink:href="./Object 10" xlink:type="simple" xlink:show="embed" xlink:actuate="onLoad"/><draw:image xlink:href="./ObjectReplacements/Object 10" xlink:type="simple" xlink:show="embed" xlink:actuate="onLoad"/></draw:frame></text:span><text:span text:style-name="T8"><text:s/>The PNG is created successfully.</text:span></text:p>
      <text:h text:style-name="P85" text:outline-level="4"><text:span text:style-name="T8">/</text:span><text:span text:style-name="T12">a</text:span><text:span text:style-name="T8">pp/src/light/res/drawable-nodpi/test_</text:span><text:span text:style-name="T11">2</text:span><text:span text:style-name="T8">a.png</text:span></text:h>
      <text:p text:style-name="P22"><text:span text:style-name="T8"><draw:frame draw:style-name="fr1" draw:name="Object11" text:anchor-type="as-char" svg:width="0.3335in" svg:height="0.3335in" draw:z-index="14"><draw:object xlink:href="./Object 11" xlink:type="simple" xlink:show="embed" xlink:actuate="onLoad"/><draw:image xlink:href="./ObjectReplacements/Object 11" xlink:type="simple" xlink:show="embed" xlink:actuate="onLoad"/></draw:frame></text:span><text:span text:style-name="T8"><text:s/>The PNG is created successfully.</text:span></text:p>
      <text:h text:style-name="P86" text:outline-level="4">/app/src/you/res/drawable-anydpi-v26<text:span text:style-name="T8">/test_</text:span><text:span text:style-name="T11">2</text:span><text:span text:style-name="T8">a.xml</text:span></text:h>
      <text:p text:style-name="Standard"><draw:frame draw:style-name="fr1" draw:name="Object12" text:anchor-type="as-char" svg:width="0.3335in" svg:height="0.3335in" draw:z-index="15"><draw:object xlink:href="./Object 12" xlink:type="simple" xlink:show="embed" xlink:actuate="onLoad"/><draw:image xlink:href="./ObjectReplacements/Object 12" xlink:type="simple" xlink:show="embed" xlink:actuate="onLoad"/></draw:frame>The XML is created successfully.</text:p>
      <text:p text:style-name="Standard"/>
      <text:h text:style-name="P61" text:outline-level="2">Test Case #3</text:h>
      <text:p text:style-name="P52">In this test, the SVG<text:span text:style-name="T19">s</text:span> <text:span text:style-name="T19">are</text:span> completely white but <text:span text:style-name="T1">not</text:span><text:span text:style-name="T2"> opaque</text:span>, and the stroke and fill values are written in rgba format. <text:span text:style-name="T19">T</text:span>he <text:span text:style-name="T19">current </text:span>script <text:span text:style-name="T19">does </text:span>not error anything out (as it <text:span text:style-name="T19">does</text:span> not support rgba format) and produce<text:span text:style-name="T19">s</text:span> incorrect output files.</text:p>
      <text:p text:style-name="P52">The new version of the script is expected to handle these values correctly and error out that it found non-white colors, as well as listing all the files with errors.</text:p>
      <text:h text:style-name="P70" text:outline-level="3">Input</text:h>
      <table:table table:name="Table7" table:style-name="Table7">
        <table:table-column table:style-name="Table7.A"/>
        <table:table-column table:style-name="Table7.B"/>
        <table:table-row>
          <table:table-cell table:style-name="Table7.A1" office:value-type="string">
            <text:p text:style-name="P29"><text:span text:style-name="T8">Input </text:span>Values</text:p>
          </table:table-cell>
          <table:table-cell table:style-name="Table7.A1" office:value-type="string">
            <text:p text:style-name="P29">Expected Results</text:p>
          </table:table-cell>
        </table:table-row>
        <table:table-row>
          <table:table-cell table:style-name="Table7.A2" office:value-type="string">
            <text:p text:style-name="P14">test_3a.svg:</text:p>
            <text:p text:style-name="Preformatted_20_Text">stroke:rgba(255,255,255,.9876)</text:p>
            <text:p text:style-name="P2"><draw:frame draw:style-name="fr1" draw:name="Object14" text:anchor-type="as-char" svg:width="0.3335in" svg:height="0.3335in" draw:z-index="7"><draw:object xlink:href="./Object 14" xlink:type="simple" xlink:show="embed" xlink:actuate="onLoad"/><draw:image xlink:href="./ObjectReplacements/Object 14" xlink:type="simple" xlink:show="embed" xlink:actuate="onLoad"/><svg:desc>OLE object</svg:desc></draw:frame></text:p>
            <text:p text:style-name="P14">test_3b.svg:</text:p>
            <text:p text:style-name="Preformatted_20_Text">fill:rgba(255,255,255,.98)</text:p>
            <text:p text:style-name="P5"><draw:frame draw:style-name="fr1" draw:name="Object19" text:anchor-type="as-char" svg:width="0.3335in" svg:height="0.3335in" draw:z-index="8"><draw:object xlink:href="./Object 19" xlink:type="simple" xlink:show="embed" xlink:actuate="onLoad"/><draw:image xlink:href="./ObjectReplacements/Object 19" xlink:type="simple" xlink:show="embed" xlink:actuate="onLoad"/></draw:frame></text:p>
            <text:p text:style-name="P14">test_3c.svg:</text:p>
            <text:p text:style-name="Preformatted_20_Text">stroke="rgba(255,255,255,.987)<text:span text:style-name="T3">"</text:span></text:p>
            <text:p text:style-name="P6"><draw:frame draw:style-name="fr1" draw:name="Object20" text:anchor-type="as-char" svg:width="0.3335in" svg:height="0.3335in" draw:z-index="9"><draw:object xlink:href="./Object 20" xlink:type="simple" xlink:show="embed" xlink:actuate="onLoad"/><draw:image xlink:href="./ObjectReplacements/Object 20" xlink:type="simple" xlink:show="embed" xlink:actuate="onLoad"/></draw:frame></text:p>
            <text:p text:style-name="P14">test_3d.svg:</text:p>
            <text:p text:style-name="Preformatted_20_Text">fill="rgba(255,255,255,.9)<text:span text:style-name="T3">"</text:span></text:p>
            <text:p text:style-name="P6"><draw:frame draw:style-name="fr1" draw:name="Object21" text:anchor-type="as-char" svg:width="0.3335in" svg:height="0.3335in" draw:z-index="10"><draw:object xlink:href="./Object 21" xlink:type="simple" xlink:show="embed" xlink:actuate="onLoad"/><draw:image xlink:href="./ObjectReplacements/Object 21" xlink:type="simple" xlink:show="embed" xlink:actuate="onLoad"/></draw:frame></text:p>
          </table:table-cell>
          <table:table-cell table:style-name="Table7.A1" office:value-type="string">
            <text:p text:style-name="P2">The new script errors out with the following messages<text:span text:style-name="T4"> for all 4 files</text:span>:</text:p>
            <text:p text:style-name="Preformatted_20_Text">______ Found SVG with colors other then white ______</text:p>
            <text:p text:style-name="Preformatted_20_Text">&lt;file names&gt; &lt;color<text:span text:style-name="T12">s</text:span>&gt;</text:p>
            <text:p text:style-name="Preformatted_20_Text">____ Please check these first before preceeding ____</text:p>
            <text:p text:style-name="P18">No output files are produced.</text:p>
          </table:table-cell>
        </table:table-row>
      </table:table>
      <text:h text:style-name="P74" text:outline-level="3">Output</text:h>
      <text:h text:style-name="P81" text:outline-level="4">Terminal</text:h>
      <table:table table:name="Table8" table:style-name="Table8">
        <table:table-column table:style-name="Table8.A"/>
        <table:table-row table:style-name="Table8.1">
          <table:table-cell table:style-name="Table8.A1" office:value-type="string">
            <text:p text:style-name="P20">$ .venv/bin/python3 preparerelease.py ./other ./app/src ./icons</text:p>
            <text:p text:style-name="P20">______ Found SVG with colors other then white ______</text:p>
            <text:p text:style-name="P20"/>
            <text:p text:style-name="P20"/>
            <text:p text:style-name="P20">test_3b.svg:</text:p>
            <text:p text:style-name="P20"><text:tab/> fill:rgba(255,255,255,.98)</text:p>
            <text:p text:style-name="P20"><text:tab/> fill:rgba(255,255,255,.98)</text:p>
            <text:p text:style-name="P20"/>
            <text:p text:style-name="P20">test_3c.svg:</text:p>
            <text:p text:style-name="P20"><text:tab/> stroke="rgba(255,255,255,.987)</text:p>
            <text:p text:style-name="P20"><text:tab/> stroke="rgba(255,255,255,.987)</text:p>
            <text:p text:style-name="P20"><text:tab/> stroke="rgba(255,255,255,.987)</text:p>
            <text:p text:style-name="P20"><text:tab/> stroke="rgba(255,255,255,.987)</text:p>
            <text:p text:style-name="P20"><text:tab/> stroke="rgba(255,255,255,.987)</text:p>
            <text:p text:style-name="P20"/>
            <text:p text:style-name="P20">test_3d.svg:</text:p>
            <text:p text:style-name="P20"><text:tab/> fill="rgba(255,255,255,.9)</text:p>
            <text:p text:style-name="P20"><text:tab/> fill="rgba(255,255,255,.9)</text:p>
            <text:p text:style-name="P20"><text:tab/> fill="rgba(255,255,255,.9)</text:p>
            <text:p text:style-name="P20"><text:tab/> fill="rgba(255,255,255,.9)</text:p>
            <text:p text:style-name="P20"><text:tab/> fill="rgba(255,255,255,.9)</text:p>
            <text:p text:style-name="P20"/>
            <text:p text:style-name="P20">test_3a.svg:</text:p>
            <text:p text:style-name="P20"><text:soft-page-break/><text:tab/> stroke:rgba(255,255,255,.9876)</text:p>
            <text:p text:style-name="P20"><text:tab/> stroke:rgba(255,255,255,.9876)</text:p>
            <text:p text:style-name="P20"><text:tab/> stroke:rgba(255,255,255,.9876)</text:p>
            <text:p text:style-name="P20"><text:tab/> stroke:rgba(255,255,255,.9876)</text:p>
            <text:p text:style-name="P20"><text:tab/> stroke:rgba(255,255,255,.9876)</text:p>
            <text:p text:style-name="P20"/>
            <text:p text:style-name="P20">____ Please check these first before preceeding ____</text:p>
          </table:table-cell>
        </table:table-row>
      </table:table>
      <text:h text:style-name="P86" text:outline-level="4"><text:span text:style-name="T8">/icons/white/test_</text:span><text:span text:style-name="T12">3</text:span><text:span text:style-name="T8">a.svg</text:span></text:h>
      <text:p text:style-name="P94">Not created.</text:p>
      <text:h text:style-name="P87" text:outline-level="4"><text:span text:style-name="T8">/icons/white/test_</text:span><text:span text:style-name="T12">3</text:span><text:span text:style-name="T13">b</text:span><text:span text:style-name="T8">.svg</text:span></text:h>
      <text:p text:style-name="P95">Not created.</text:p>
      <text:h text:style-name="P87" text:outline-level="4"><text:span text:style-name="T8">/icons/white/test_</text:span><text:span text:style-name="T12">3</text:span><text:span text:style-name="T13">c</text:span><text:span text:style-name="T8">.svg</text:span></text:h>
      <text:p text:style-name="P95">Not created.</text:p>
      <text:h text:style-name="P87" text:outline-level="4"><text:span text:style-name="T8">/icons/white/test_</text:span><text:span text:style-name="T12">3</text:span><text:span text:style-name="T13">d</text:span><text:span text:style-name="T8">.svg</text:span></text:h>
      <text:p text:style-name="P95">Not created.</text:p>
      <text:h text:style-name="P86" text:outline-level="4"><text:span text:style-name="T8">/icons/black/test_</text:span><text:span text:style-name="T12">3</text:span><text:span text:style-name="T8">a.svg</text:span></text:h>
      <text:p text:style-name="P94">Not created.</text:p>
      <text:h text:style-name="P87" text:outline-level="4"><text:span text:style-name="T8">/icons/black/test_</text:span><text:span text:style-name="T12">3</text:span><text:span text:style-name="T13">b</text:span><text:span text:style-name="T8">.svg</text:span></text:h>
      <text:p text:style-name="P95">Not created.</text:p>
      <text:h text:style-name="P87" text:outline-level="4"><text:span text:style-name="T8">/icons/black/test_</text:span><text:span text:style-name="T12">3</text:span><text:span text:style-name="T13">c</text:span><text:span text:style-name="T8">.svg</text:span></text:h>
      <text:p text:style-name="P95">Not created.</text:p>
      <text:h text:style-name="P87" text:outline-level="4"><text:span text:style-name="T8">/icons/black/test_</text:span><text:span text:style-name="T12">3</text:span><text:span text:style-name="T13">d</text:span><text:span text:style-name="T8">.svg</text:span></text:h>
      <text:p text:style-name="P95">Not created.</text:p>
      <text:h text:style-name="P86" text:outline-level="4"><text:span text:style-name="T8">/app/src/dark/res/drawable-nodpi/test_</text:span><text:span text:style-name="T12">3</text:span><text:span text:style-name="T8">a.png</text:span></text:h>
      <text:p text:style-name="P94">Not created.</text:p>
      <text:h text:style-name="P87" text:outline-level="4"><text:span text:style-name="T8">/app/src/dark/res/drawable-nodpi/test_</text:span><text:span text:style-name="T12">3</text:span><text:span text:style-name="T13">b</text:span><text:span text:style-name="T8">.png</text:span></text:h>
      <text:p text:style-name="P95">Not created.</text:p>
      <text:h text:style-name="P87" text:outline-level="4"><text:span text:style-name="T8">/app/src/dark/res/drawable-nodpi/test_</text:span><text:span text:style-name="T12">3</text:span><text:span text:style-name="T13">c</text:span><text:span text:style-name="T8">.png</text:span></text:h>
      <text:p text:style-name="P95">Not created.</text:p>
      <text:h text:style-name="P87" text:outline-level="4"><text:span text:style-name="T8">/app/src/dark/res/drawable-nodpi/test_</text:span><text:span text:style-name="T12">3</text:span><text:span text:style-name="T13">d</text:span><text:span text:style-name="T8">.png</text:span></text:h>
      <text:p text:style-name="P95">Not created.</text:p>
      <text:h text:style-name="P86" text:outline-level="4"><text:span text:style-name="T8">/app/src/light/res/drawable-nodpi/test_</text:span><text:span text:style-name="T12">3</text:span><text:span text:style-name="T13">a</text:span><text:span text:style-name="T8">.png</text:span></text:h>
      <text:p text:style-name="P94">Not created.</text:p>
      <text:h text:style-name="P87" text:outline-level="4"><text:soft-page-break/><text:span text:style-name="T8">/app/src/light/res/drawable-nodpi/test_</text:span><text:span text:style-name="T12">3</text:span><text:span text:style-name="T13">b</text:span><text:span text:style-name="T8">.png</text:span></text:h>
      <text:p text:style-name="P95">Not created.</text:p>
      <text:h text:style-name="P87" text:outline-level="4"><text:span text:style-name="T8">/app/src/light/res/drawable-nodpi/test_</text:span><text:span text:style-name="T12">3</text:span><text:span text:style-name="T13">c</text:span><text:span text:style-name="T8">.png</text:span></text:h>
      <text:p text:style-name="P95">Not created.</text:p>
      <text:h text:style-name="P87" text:outline-level="4"><text:span text:style-name="T8">/app/src/light/res/drawable-nodpi/test_</text:span><text:span text:style-name="T12">3</text:span><text:span text:style-name="T13">d</text:span><text:span text:style-name="T8">.png</text:span></text:h>
      <text:p text:style-name="P95">Not created.</text:p>
      <text:h text:style-name="P86" text:outline-level="4">/app/src/you/res/drawable-anydpi-v26<text:span text:style-name="T8">/test_</text:span><text:span text:style-name="T12">3</text:span><text:span text:style-name="T8">a.xml</text:span></text:h>
      <text:p text:style-name="P34">Not created.</text:p>
      <text:h text:style-name="P87" text:outline-level="4">/app/src/you/res/drawable-anydpi-v26<text:span text:style-name="T8">/test_</text:span><text:span text:style-name="T12">3</text:span><text:span text:style-name="T13">b</text:span><text:span text:style-name="T8">.xml</text:span></text:h>
      <text:p text:style-name="P35">Not created.</text:p>
      <text:h text:style-name="P87" text:outline-level="4">/app/src/you/res/drawable-anydpi-v26<text:span text:style-name="T8">/test_</text:span><text:span text:style-name="T12">3</text:span><text:span text:style-name="T13">c</text:span><text:span text:style-name="T8">.xml</text:span></text:h>
      <text:p text:style-name="P35">Not created.</text:p>
      <text:h text:style-name="P87" text:outline-level="4">/app/src/you/res/drawable-anydpi-v26<text:span text:style-name="T8">/test_</text:span><text:span text:style-name="T12">3</text:span><text:span text:style-name="T13">d</text:span><text:span text:style-name="T8">.xml</text:span></text:h>
      <text:p text:style-name="P35">Not created.</text:p>
      <text:p text:style-name="P34"/>
      <text:h text:style-name="P62" text:outline-level="2">Test Case #<text:span text:style-name="T13">4</text:span></text:h>
      <text:p text:style-name="P52">This test case is identical to Test Case #1, except that there are also separate stroke and fill opacity values set in different fields. While the fill and stroke values in rgba format are completely opaque, the separate stroke-opacity and fill-opacity values are <text:span text:style-name="T1">not </text:span><text:span text:style-name="T2">completely opaque.</text:span></text:p>
      <text:p text:style-name="P98">The new version of the script is expected to handle these values correctly and error out that it found non-white colors, as well as listing all the files with errors.</text:p>
      <text:h text:style-name="P71" text:outline-level="3">Input</text:h>
      <table:table table:name="Table9" table:style-name="Table9">
        <table:table-column table:style-name="Table9.A"/>
        <table:table-column table:style-name="Table9.B"/>
        <table:table-row>
          <table:table-cell table:style-name="Table9.A1" office:value-type="string">
            <text:p text:style-name="P30"><text:span text:style-name="T8">Input </text:span>Values</text:p>
          </table:table-cell>
          <table:table-cell table:style-name="Table9.A1" office:value-type="string">
            <text:p text:style-name="P30">Expected Results</text:p>
          </table:table-cell>
        </table:table-row>
        <table:table-row>
          <table:table-cell table:style-name="Table9.A2" office:value-type="string">
            <text:p text:style-name="P15">test_4a.svg<text:span text:style-name="T5">:</text:span></text:p>
            <text:p text:style-name="P8">Same as <text:span text:style-name="T13">Test Case </text:span>#1, but add:</text:p>
            <text:p text:style-name="Preformatted_20_Text">stroke-opacity:0.5</text:p>
            <text:p text:style-name="Preformatted_20_Text"><draw:frame draw:style-name="fr1" draw:name="Object13" text:anchor-type="as-char" svg:width="0.3335in" svg:height="0.3335in" draw:z-index="16"><draw:object xlink:href="./Object 13" xlink:type="simple" xlink:show="embed" xlink:actuate="onLoad"/><draw:image xlink:href="./ObjectReplacements/Object 13" xlink:type="simple" xlink:show="embed" xlink:actuate="onLoad"/></draw:frame></text:p>
            <text:p text:style-name="P15">test_4<text:span text:style-name="T6">b</text:span>.svg<text:span text:style-name="T5">:</text:span></text:p>
            <text:p text:style-name="P8">Same as <text:span text:style-name="T13">Test Case </text:span>#1, but add:</text:p>
            <text:p text:style-name="Preformatted_20_Text">fill-opacity:0.5</text:p>
            <text:p text:style-name="Preformatted_20_Text"><draw:frame draw:style-name="fr1" draw:name="Object15" text:anchor-type="as-char" svg:width="0.3335in" svg:height="0.3335in" draw:z-index="17"><draw:object xlink:href="./Object 15" xlink:type="simple" xlink:show="embed" xlink:actuate="onLoad"/><draw:image xlink:href="./ObjectReplacements/Object 15" xlink:type="simple" xlink:show="embed" xlink:actuate="onLoad"/></draw:frame></text:p>
            <text:p text:style-name="P15">test_4<text:span text:style-name="T6">c</text:span>.svg<text:span text:style-name="T5">:</text:span></text:p>
            <text:p text:style-name="P8">Same as <text:span text:style-name="T13">Test Case </text:span>#1, but add:</text:p>
            <text:p text:style-name="Preformatted_20_Text">stroke-opacity=<text:span text:style-name="T3">"</text:span>0.5<text:span text:style-name="T3">"</text:span></text:p>
            <text:p text:style-name="Preformatted_20_Text"><draw:frame draw:style-name="fr1" draw:name="Object16" text:anchor-type="as-char" svg:width="0.3335in" svg:height="0.3335in" draw:z-index="18"><draw:object xlink:href="./Object 16" xlink:type="simple" xlink:show="embed" xlink:actuate="onLoad"/><draw:image xlink:href="./ObjectReplacements/Object 16" xlink:type="simple" xlink:show="embed" xlink:actuate="onLoad"/></draw:frame></text:p>
            <text:p text:style-name="P15">test_4a.svg<text:span text:style-name="T5">:</text:span></text:p>
            <text:p text:style-name="P45">Same as <text:span text:style-name="T13">Test Case </text:span>#1, but add:</text:p>
            <text:p text:style-name="Preformatted_20_Text">fill-opacity=<text:span text:style-name="T3">"</text:span>0.5<text:span text:style-name="T3">"</text:span></text:p>
            <text:p text:style-name="Preformatted_20_Text"><draw:frame draw:style-name="fr1" draw:name="Object17" text:anchor-type="as-char" svg:width="0.3335in" svg:height="0.3335in" draw:z-index="19"><draw:object xlink:href="./Object 17" xlink:type="simple" xlink:show="embed" xlink:actuate="onLoad"/><draw:image xlink:href="./ObjectReplacements/Object 17" xlink:type="simple" xlink:show="embed" xlink:actuate="onLoad"/></draw:frame></text:p>
          </table:table-cell>
          <table:table-cell table:style-name="Table9.A1" office:value-type="string">
            <text:p text:style-name="P46">Same as Test Case #3</text:p>
          </table:table-cell>
        </table:table-row>
      </table:table>
      <text:h text:style-name="P75" text:outline-level="3">Output</text:h>
      <text:h text:style-name="P82" text:outline-level="4">Terminal</text:h>
      <table:table table:name="Table10" table:style-name="Table10">
        <table:table-column table:style-name="Table10.A"/>
        <table:table-row table:style-name="Table10.1">
          <table:table-cell table:style-name="Table10.A1" office:value-type="string">
            <text:p text:style-name="P43">$ .venv/bin/python3 preparerelease.py ./other ./app/src ./icons</text:p>
            <text:p text:style-name="P43">______ Found SVG with colors other then white ______</text:p>
            <text:p text:style-name="P43"/>
            <text:p text:style-name="P43"/>
            <text:p text:style-name="P43">test_4a.svg:</text:p>
            <text:p text:style-name="P43"><text:tab/> stroke-opacity:0.5</text:p>
            <text:p text:style-name="P43"><text:tab/> stroke-opacity:0.5</text:p>
            <text:p text:style-name="P43"><text:tab/> stroke-opacity:0.5</text:p>
            <text:p text:style-name="P43"><text:tab/> stroke-opacity:0.5</text:p>
            <text:p text:style-name="P43"><text:tab/> stroke-opacity:0.5</text:p>
            <text:p text:style-name="P43"/>
            <text:p text:style-name="P43">test_4c.svg:</text:p>
            <text:p text:style-name="P43"><text:tab/> stroke-opacity="0.5</text:p>
            <text:p text:style-name="P43"><text:tab/> stroke-opacity="0.5</text:p>
            <text:p text:style-name="P43"><text:tab/> stroke-opacity="0.5</text:p>
            <text:p text:style-name="P43"><text:tab/> stroke-opacity="0.5</text:p>
            <text:p text:style-name="P43"><text:tab/> stroke-opacity="0.5</text:p>
            <text:p text:style-name="P43"/>
            <text:p text:style-name="P43">test_4d.svg:</text:p>
            <text:p text:style-name="P43"><text:tab/> fill-opacity="0.5</text:p>
            <text:p text:style-name="P43"><text:tab/> fill-opacity="0.5</text:p>
            <text:p text:style-name="P43"><text:soft-page-break/><text:tab/> fill-opacity="0.5</text:p>
            <text:p text:style-name="P43"><text:tab/> fill-opacity="0.5</text:p>
            <text:p text:style-name="P43"><text:tab/> fill-opacity="0.5</text:p>
            <text:p text:style-name="P43"/>
            <text:p text:style-name="P43">test_4b.svg:</text:p>
            <text:p text:style-name="P43"><text:tab/> fill-opacity:0.5</text:p>
            <text:p text:style-name="P43"><text:tab/> fill-opacity:0.5</text:p>
            <text:p text:style-name="P43"/>
            <text:p text:style-name="P43">____ Please check these first before preceeding ____</text:p>
          </table:table-cell>
        </table:table-row>
      </table:table>
      <text:h text:style-name="P83" text:outline-level="4">/icons/white/test_4a.svg</text:h>
      <text:p text:style-name="P96">Not created.</text:p>
      <text:h text:style-name="P88" text:outline-level="4"><text:span text:style-name="T8">/icons/white/test_4</text:span><text:span text:style-name="T13">b</text:span><text:span text:style-name="T8">.svg</text:span></text:h>
      <text:p text:style-name="P96">Not created.</text:p>
      <text:h text:style-name="P88" text:outline-level="4"><text:span text:style-name="T8">/icons/white/test_4</text:span><text:span text:style-name="T13">c</text:span><text:span text:style-name="T8">.svg</text:span></text:h>
      <text:p text:style-name="P96">Not created.</text:p>
      <text:h text:style-name="P88" text:outline-level="4"><text:span text:style-name="T8">/icons/white/test_4</text:span><text:span text:style-name="T13">d</text:span><text:span text:style-name="T8">.svg</text:span></text:h>
      <text:p text:style-name="P96">Not created.</text:p>
      <text:h text:style-name="P83" text:outline-level="4">/icons/black/test_4a.svg</text:h>
      <text:p text:style-name="P96">Not created.</text:p>
      <text:h text:style-name="P88" text:outline-level="4"><text:span text:style-name="T8">/icons/black/test_4</text:span><text:span text:style-name="T13">b</text:span><text:span text:style-name="T8">.svg</text:span></text:h>
      <text:p text:style-name="P96">Not created.</text:p>
      <text:h text:style-name="P88" text:outline-level="4"><text:span text:style-name="T8">/icons/black/test_4</text:span><text:span text:style-name="T13">c</text:span><text:span text:style-name="T8">.svg</text:span></text:h>
      <text:p text:style-name="P96">Not created.</text:p>
      <text:h text:style-name="P88" text:outline-level="4"><text:span text:style-name="T8">/icons/black/test_4</text:span><text:span text:style-name="T13">d</text:span><text:span text:style-name="T8">.svg</text:span></text:h>
      <text:p text:style-name="P96">Not created.</text:p>
      <text:h text:style-name="P83" text:outline-level="4">/app/src/dark/res/drawable-nodpi/test_4a.png</text:h>
      <text:p text:style-name="P96">Not created.</text:p>
      <text:h text:style-name="P88" text:outline-level="4"><text:span text:style-name="T8">/app/src/dark/res/drawable-nodpi/test_4</text:span><text:span text:style-name="T13">b</text:span><text:span text:style-name="T8">.png</text:span></text:h>
      <text:p text:style-name="P96">Not created.</text:p>
      <text:h text:style-name="P88" text:outline-level="4"><text:span text:style-name="T8">/app/src/dark/res/drawable-nodpi/test_4</text:span><text:span text:style-name="T13">c</text:span><text:span text:style-name="T8">.png</text:span></text:h>
      <text:p text:style-name="P96">Not created.</text:p>
      <text:h text:style-name="P88" text:outline-level="4"><text:span text:style-name="T8">/app/src/dark/res/drawable-nodpi/test_4</text:span><text:span text:style-name="T13">d</text:span><text:span text:style-name="T8">.png</text:span></text:h>
      <text:p text:style-name="P96">Not created.</text:p>
      <text:h text:style-name="P88" text:outline-level="4"><text:soft-page-break/><text:span text:style-name="T8">/app/src/light/res/drawable-nodpi/test_4</text:span><text:span text:style-name="T13">a</text:span><text:span text:style-name="T8">.png</text:span></text:h>
      <text:p text:style-name="P96">Not created.</text:p>
      <text:h text:style-name="P88" text:outline-level="4"><text:span text:style-name="T8">/app/src/light/res/drawable-nodpi/test_4</text:span><text:span text:style-name="T13">b</text:span><text:span text:style-name="T8">.png</text:span></text:h>
      <text:p text:style-name="P96">Not created.</text:p>
      <text:h text:style-name="P88" text:outline-level="4"><text:span text:style-name="T8">/app/src/light/res/drawable-nodpi/test_4</text:span><text:span text:style-name="T13">c</text:span><text:span text:style-name="T8">.png</text:span></text:h>
      <text:p text:style-name="P96">Not created.</text:p>
      <text:h text:style-name="P88" text:outline-level="4"><text:span text:style-name="T8">/app/src/light/res/drawable-nodpi/test_4</text:span><text:span text:style-name="T13">d</text:span><text:span text:style-name="T8">.png</text:span></text:h>
      <text:p text:style-name="P96">Not created.</text:p>
      <text:h text:style-name="P88" text:outline-level="4">/app/src/you/res/drawable-anydpi-v26<text:span text:style-name="T8">/test_4a.xml</text:span></text:h>
      <text:p text:style-name="P36">Not created.</text:p>
      <text:h text:style-name="P88" text:outline-level="4">/app/src/you/res/drawable-anydpi-v26<text:span text:style-name="T8">/test_4</text:span><text:span text:style-name="T13">b</text:span><text:span text:style-name="T8">.xml</text:span></text:h>
      <text:p text:style-name="P36">Not created.</text:p>
      <text:h text:style-name="P88" text:outline-level="4">/app/src/you/res/drawable-anydpi-v26<text:span text:style-name="T8">/test_4</text:span><text:span text:style-name="T13">c</text:span><text:span text:style-name="T8">.xml</text:span></text:h>
      <text:p text:style-name="P36">Not created.</text:p>
      <text:h text:style-name="P88" text:outline-level="4">/app/src/you/res/drawable-anydpi-v26<text:span text:style-name="T8">/test_4</text:span><text:span text:style-name="T13">d</text:span><text:span text:style-name="T8">.xml</text:span></text:h>
      <text:p text:style-name="P36">Not created.</text:p>
      <text:p text:style-name="P36"/>
      <text:h text:style-name="P63" text:outline-level="2">Test Case #<text:span text:style-name="T14">5</text:span></text:h>
      <text:p text:style-name="P53">This test case is identical to Test Case #<text:span text:style-name="T19">4</text:span>, except that the values are written in rgb format instead of rgba format. The expected results are identical to Test Case #<text:span text:style-name="T19">4</text:span> as well.</text:p>
      <text:h text:style-name="P72" text:outline-level="3">Input</text:h>
      <table:table table:name="Table11" table:style-name="Table11">
        <table:table-column table:style-name="Table11.A"/>
        <table:table-column table:style-name="Table11.B"/>
        <table:table-row>
          <table:table-cell table:style-name="Table11.A1" office:value-type="string">
            <text:p text:style-name="P31"><text:span text:style-name="T8">Input </text:span>Values</text:p>
          </table:table-cell>
          <table:table-cell table:style-name="Table11.A1" office:value-type="string">
            <text:p text:style-name="P31">Expected Results</text:p>
          </table:table-cell>
        </table:table-row>
        <table:table-row>
          <table:table-cell table:style-name="Table11.A2" office:value-type="string">
            <text:p text:style-name="P16">test_<text:span text:style-name="T7">5</text:span>a.svg<text:span text:style-name="T5">:</text:span></text:p>
            <text:p text:style-name="P9">Same as <text:span text:style-name="T14">Test Case </text:span>#2, but add:</text:p>
            <text:p text:style-name="Preformatted_20_Text">stroke-opacity:0.5</text:p>
            <text:p text:style-name="Preformatted_20_Text"><draw:frame draw:style-name="fr1" draw:name="Object18" text:anchor-type="as-char" svg:width="0.3335in" svg:height="0.3335in" draw:z-index="20"><draw:object xlink:href="./Object 18" xlink:type="simple" xlink:show="embed" xlink:actuate="onLoad"/><draw:image xlink:href="./ObjectReplacements/Object 18" xlink:type="simple" xlink:show="embed" xlink:actuate="onLoad"/></draw:frame></text:p>
            <text:p text:style-name="P16">test_<text:span text:style-name="T7">5b</text:span>.svg<text:span text:style-name="T5">:</text:span></text:p>
            <text:p text:style-name="P9">Same as <text:span text:style-name="T14">Test Case </text:span>#2, but add:</text:p>
            <text:p text:style-name="Preformatted_20_Text">fill-opacity:0.5</text:p>
            <text:p text:style-name="Preformatted_20_Text"><draw:frame draw:style-name="fr1" draw:name="Object22" text:anchor-type="as-char" svg:width="0.3335in" svg:height="0.3335in" draw:z-index="21"><draw:object xlink:href="./Object 22" xlink:type="simple" xlink:show="embed" xlink:actuate="onLoad"/><draw:image xlink:href="./ObjectReplacements/Object 22" xlink:type="simple" xlink:show="embed" xlink:actuate="onLoad"/></draw:frame></text:p>
            <text:p text:style-name="P16">test_<text:span text:style-name="T7">5c</text:span>.svg<text:span text:style-name="T5">:</text:span></text:p>
            <text:p text:style-name="P9">Same as <text:span text:style-name="T14">Test Case </text:span>#2, but add:</text:p>
            <text:p text:style-name="Preformatted_20_Text">stroke-opacity=<text:span text:style-name="T3">"</text:span>0.5<text:span text:style-name="T3">"</text:span></text:p>
            <text:p text:style-name="Preformatted_20_Text"><draw:frame draw:style-name="fr1" draw:name="Object23" text:anchor-type="as-char" svg:width="0.3335in" svg:height="0.3335in" draw:z-index="22"><draw:object xlink:href="./Object 23" xlink:type="simple" xlink:show="embed" xlink:actuate="onLoad"/><draw:image xlink:href="./ObjectReplacements/Object 23" xlink:type="simple" xlink:show="embed" xlink:actuate="onLoad"/></draw:frame></text:p>
            <text:p text:style-name="P16">test_<text:span text:style-name="T7">5d</text:span>.svg<text:span text:style-name="T5">:</text:span></text:p>
            <text:p text:style-name="P9">Same as <text:span text:style-name="T14">Test Case </text:span>#2, but add:</text:p>
            <text:p text:style-name="Preformatted_20_Text">fill-opacity=<text:span text:style-name="T3">"</text:span>0.5<text:span text:style-name="T3">"</text:span></text:p>
            <text:p text:style-name="Preformatted_20_Text"><draw:frame draw:style-name="fr1" draw:name="Object24" text:anchor-type="as-char" svg:width="0.3335in" svg:height="0.3335in" draw:z-index="23"><draw:object xlink:href="./Object 24" xlink:type="simple" xlink:show="embed" xlink:actuate="onLoad"/><draw:image xlink:href="./ObjectReplacements/Object 24" xlink:type="simple" xlink:show="embed" xlink:actuate="onLoad"/></draw:frame></text:p>
          </table:table-cell>
          <table:table-cell table:style-name="Table11.A1" office:value-type="string">
            <text:p text:style-name="P47">Same as Test Case #<text:span text:style-name="T19">4</text:span></text:p>
          </table:table-cell>
        </table:table-row>
      </table:table>
      <text:h text:style-name="P76" text:outline-level="3">Output</text:h>
      <text:h text:style-name="P84" text:outline-level="4">Terminal</text:h>
      <table:table table:name="Table12" table:style-name="Table12">
        <table:table-column table:style-name="Table12.A"/>
        <table:table-row table:style-name="Table12.1">
          <table:table-cell table:style-name="Table12.A1" office:value-type="string">
            <text:p text:style-name="P40">$ .venv/bin/python3 preparerelease.py ./other ./app/src ./icons</text:p>
            <text:p text:style-name="P40">______ Found SVG with colors other then white ______</text:p>
            <text:p text:style-name="P40"/>
            <text:p text:style-name="P40"/>
            <text:p text:style-name="P40">test_5b.svg:</text:p>
            <text:p text:style-name="P40"><text:tab/> fill-opacity:0.5</text:p>
            <text:p text:style-name="P40"><text:tab/> fill-opacity:0.5</text:p>
            <text:p text:style-name="P40"/>
            <text:p text:style-name="P40">test_5c.svg:</text:p>
            <text:p text:style-name="P40"><text:tab/> stroke-opacity="0.5</text:p>
            <text:p text:style-name="P40"><text:tab/> stroke-opacity="0.5</text:p>
            <text:p text:style-name="P40"><text:tab/> stroke-opacity="0.5</text:p>
            <text:p text:style-name="P40"><text:tab/> stroke-opacity="0.5</text:p>
            <text:p text:style-name="P40"><text:tab/> stroke-opacity="0.5</text:p>
            <text:p text:style-name="P40"/>
            <text:p text:style-name="P40">test_5d.svg:</text:p>
            <text:p text:style-name="P40"><text:tab/> fill-opacity="0.5</text:p>
            <text:p text:style-name="P40"><text:tab/> fill-opacity="0.5</text:p>
            <text:p text:style-name="P40"><text:tab/> fill-opacity="0.5</text:p>
            <text:p text:style-name="P40"><text:tab/> fill-opacity="0.5</text:p>
            <text:p text:style-name="P40"><text:tab/> fill-opacity="0.5</text:p>
            <text:p text:style-name="P40"/>
            <text:p text:style-name="P40">test_5a.svg:</text:p>
            <text:p text:style-name="P40"><text:tab/> stroke-opacity:0.5</text:p>
            <text:p text:style-name="P40"><text:tab/> stroke-opacity:0.5</text:p>
            <text:p text:style-name="P40"><text:tab/> stroke-opacity:0.5</text:p>
            <text:p text:style-name="P40"><text:soft-page-break/><text:tab/> stroke-opacity:0.5</text:p>
            <text:p text:style-name="P40"><text:tab/> stroke-opacity:0.5</text:p>
            <text:p text:style-name="P40"/>
            <text:p text:style-name="P40">____ Please check these first before preceeding ____</text:p>
          </table:table-cell>
        </table:table-row>
      </table:table>
      <text:h text:style-name="P84" text:outline-level="4">/icons/white/test_5a.svg</text:h>
      <text:p text:style-name="P97">Not created.</text:p>
      <text:h text:style-name="P89" text:outline-level="4"><text:span text:style-name="T8">/icons/white/test_5</text:span><text:span text:style-name="T13">b</text:span><text:span text:style-name="T8">.svg</text:span></text:h>
      <text:p text:style-name="P97">Not created.</text:p>
      <text:h text:style-name="P89" text:outline-level="4"><text:span text:style-name="T8">/icons/white/test_5</text:span><text:span text:style-name="T13">c</text:span><text:span text:style-name="T8">.svg</text:span></text:h>
      <text:p text:style-name="P97">Not created.</text:p>
      <text:h text:style-name="P89" text:outline-level="4"><text:span text:style-name="T8">/icons/white/test_5</text:span><text:span text:style-name="T13">d</text:span><text:span text:style-name="T8">.svg</text:span></text:h>
      <text:p text:style-name="P97">Not created.</text:p>
      <text:h text:style-name="P84" text:outline-level="4">/icons/black/test_5a.svg</text:h>
      <text:p text:style-name="P97">Not created.</text:p>
      <text:h text:style-name="P89" text:outline-level="4"><text:span text:style-name="T8">/icons/black/test_5</text:span><text:span text:style-name="T13">b</text:span><text:span text:style-name="T8">.svg</text:span></text:h>
      <text:p text:style-name="P97">Not created.</text:p>
      <text:h text:style-name="P89" text:outline-level="4"><text:span text:style-name="T8">/icons/black/test_5</text:span><text:span text:style-name="T13">c</text:span><text:span text:style-name="T8">.svg</text:span></text:h>
      <text:p text:style-name="P97">Not created.</text:p>
      <text:h text:style-name="P89" text:outline-level="4"><text:span text:style-name="T8">/icons/black/test_5</text:span><text:span text:style-name="T13">d</text:span><text:span text:style-name="T8">.svg</text:span></text:h>
      <text:p text:style-name="P97">Not created.</text:p>
      <text:h text:style-name="P84" text:outline-level="4">/app/src/dark/res/drawable-nodpi/test_5a.png</text:h>
      <text:p text:style-name="P97">Not created.</text:p>
      <text:h text:style-name="P89" text:outline-level="4"><text:span text:style-name="T8">/app/src/dark/res/drawable-nodpi/test_5</text:span><text:span text:style-name="T13">b</text:span><text:span text:style-name="T8">.png</text:span></text:h>
      <text:p text:style-name="P97">Not created.</text:p>
      <text:h text:style-name="P89" text:outline-level="4"><text:span text:style-name="T8">/app/src/dark/res/drawable-nodpi/test_5</text:span><text:span text:style-name="T13">c</text:span><text:span text:style-name="T8">.png</text:span></text:h>
      <text:p text:style-name="P97">Not created.</text:p>
      <text:h text:style-name="P89" text:outline-level="4"><text:span text:style-name="T8">/app/src/dark/res/drawable-nodpi/test_5</text:span><text:span text:style-name="T13">d</text:span><text:span text:style-name="T8">.png</text:span></text:h>
      <text:p text:style-name="P97">Not created.</text:p>
      <text:h text:style-name="P89" text:outline-level="4"><text:span text:style-name="T8">/app/src/light/res/drawable-nodpi/test_5</text:span><text:span text:style-name="T13">a</text:span><text:span text:style-name="T8">.png</text:span></text:h>
      <text:p text:style-name="P97">Not created.</text:p>
      <text:h text:style-name="P89" text:outline-level="4"><text:soft-page-break/><text:span text:style-name="T8">/app/src/light/res/drawable-nodpi/test_5</text:span><text:span text:style-name="T13">b</text:span><text:span text:style-name="T8">.png</text:span></text:h>
      <text:p text:style-name="P97">Not created.</text:p>
      <text:h text:style-name="P89" text:outline-level="4"><text:span text:style-name="T8">/app/src/light/res/drawable-nodpi/test_5</text:span><text:span text:style-name="T13">c</text:span><text:span text:style-name="T8">.png</text:span></text:h>
      <text:p text:style-name="P97">Not created.</text:p>
      <text:h text:style-name="P89" text:outline-level="4"><text:span text:style-name="T8">/app/src/light/res/drawable-nodpi/test_5</text:span><text:span text:style-name="T13">d</text:span><text:span text:style-name="T8">.png</text:span></text:h>
      <text:p text:style-name="P97">Not created.</text:p>
      <text:h text:style-name="P89" text:outline-level="4">/app/src/you/res/drawable-anydpi-v26<text:span text:style-name="T8">/test_5a.xml</text:span></text:h>
      <text:p text:style-name="P37">Not created.</text:p>
      <text:h text:style-name="P89" text:outline-level="4">/app/src/you/res/drawable-anydpi-v26<text:span text:style-name="T8">/test_5</text:span><text:span text:style-name="T13">b</text:span><text:span text:style-name="T8">.xml</text:span></text:h>
      <text:p text:style-name="P37">Not created.</text:p>
      <text:h text:style-name="P89" text:outline-level="4">/app/src/you/res/drawable-anydpi-v26<text:span text:style-name="T8">/test_5</text:span><text:span text:style-name="T13">c</text:span><text:span text:style-name="T8">.xml</text:span></text:h>
      <text:p text:style-name="P37">Not created.</text:p>
      <text:h text:style-name="P89" text:outline-level="4">/app/src/you/res/drawable-anydpi-v26<text:span text:style-name="T8">/test_5</text:span><text:span text:style-name="T13">d</text:span><text:span text:style-name="T8">.xml</text:span></text:h>
      <text:p text:style-name="P37">Not created.</text:p>
      <text:p text:style-name="P37"/>
      <text:h text:style-name="P64" text:outline-level="2">Test Case #6</text:h>
      <text:p text:style-name="P53">In this test, the SVG is completely white and opaque<text:span text:style-name="T19">. The fill and stroke opacities are written with decimal points.</text:span> <text:span text:style-name="T19">T</text:span>he <text:span text:style-name="T19">current </text:span>script fail<text:span text:style-name="T19">s</text:span> to <text:span text:style-name="T19">recognize that this file is white and opaque and errors out that it finds non-white values when there is not. </text:span></text:p>
      <text:p text:style-name="P53">The new version of the script is expected to handle these values correctly and produce normal output without any errors. </text:p>
      <text:h text:style-name="P77" text:outline-level="3">Input</text:h>
      <table:table table:name="Table15" table:style-name="Table15">
        <table:table-column table:style-name="Table15.A"/>
        <table:table-column table:style-name="Table15.B"/>
        <table:table-row>
          <table:table-cell table:style-name="Table15.A1" office:value-type="string">
            <text:p text:style-name="P32"><text:span text:style-name="T8">Input </text:span>Values</text:p>
          </table:table-cell>
          <table:table-cell table:style-name="Table15.A1" office:value-type="string">
            <text:p text:style-name="P32">Expected Results</text:p>
          </table:table-cell>
        </table:table-row>
        <table:table-row>
          <table:table-cell table:style-name="Table15.A2" office:value-type="string">
            <text:p text:style-name="P17">test_<text:span text:style-name="T16">6</text:span>a.svg<text:span text:style-name="T5">:</text:span></text:p>
            <text:p text:style-name="P38">fill-opacity="0.000"</text:p>
            <text:p text:style-name="P38">stroke-opacity="1.000"</text:p>
          </table:table-cell>
          <table:table-cell table:style-name="Table15.A1" office:value-type="string">
            <text:p text:style-name="P48">Same as Test Case #1</text:p>
          </table:table-cell>
        </table:table-row>
      </table:table>
      <text:h text:style-name="P68" text:outline-level="3">Output</text:h>
      <text:h text:style-name="P79" text:outline-level="4">Terminal</text:h>
      <table:table table:name="Table2" table:style-name="Table2">
        <table:table-column table:style-name="Table2.A"/>
        <table:table-row table:style-name="Table2.1">
          <table:table-cell table:style-name="Table2.A1" office:value-type="string">
            <text:p text:style-name="P38">$ .venv/bin/python3 preparerelease.py ./other ./app/src ./icons</text:p>
            <text:p text:style-name="P38">Working on test_6a.svg Dark Mode</text:p>
            <text:p text:style-name="P38">Working on test_6a.svg You Mode</text:p>
            <text:p text:style-name="P38">Working on test_6a.svg Light Mode</text:p>
            <text:p text:style-name="P38">There are 1 new icons</text:p>
          </table:table-cell>
        </table:table-row>
      </table:table>
      <text:h text:style-name="P79" text:outline-level="4">/icons/white/test_6a.svg</text:h>
      <text:p text:style-name="P39"><text:span text:style-name="T8"><draw:frame draw:style-name="fr1" draw:name="Object35" text:anchor-type="as-char" svg:width="0.3335in" svg:height="0.3335in" draw:z-index="24"><draw:object xlink:href="./Object 35" xlink:type="simple" xlink:show="embed" xlink:actuate="onLoad"/><draw:image xlink:href="./ObjectReplacements/Object 35" xlink:type="simple" xlink:show="embed" xlink:actuate="onLoad"/></draw:frame></text:span><text:span text:style-name="T8"><text:s/>The colors are replaced with #fff.</text:span></text:p>
      <text:h text:style-name="P79" text:outline-level="4">/icons/black/test_6a.svg</text:h>
      <text:p text:style-name="P39"><text:span text:style-name="T8"><draw:frame draw:style-name="fr1" draw:name="Object36" text:anchor-type="as-char" svg:width="0.3335in" svg:height="0.3335in" draw:z-index="25"><draw:object xlink:href="./Object 36" xlink:type="simple" xlink:show="embed" xlink:actuate="onLoad"/><draw:image xlink:href="./ObjectReplacements/Object 36" xlink:type="simple" xlink:show="embed" xlink:actuate="onLoad"/></draw:frame></text:span><text:span text:style-name="T8"><text:s/>The colors are replaced with #000.</text:span></text:p>
      <text:h text:style-name="P79" text:outline-level="4">/app/src/dark/res/drawable-nodpi/test_6a.png</text:h>
      <text:p text:style-name="P39"><text:span text:style-name="T8"><draw:frame draw:style-name="fr1" draw:name="Object37" text:anchor-type="as-char" svg:width="0.3335in" svg:height="0.3335in" draw:z-index="26"><draw:object xlink:href="./Object 37" xlink:type="simple" xlink:show="embed" xlink:actuate="onLoad"/><draw:image xlink:href="./ObjectReplacements/Object 37" xlink:type="simple" xlink:show="embed" xlink:actuate="onLoad"/></draw:frame></text:span><text:span text:style-name="T8"><text:s/>The PNG is created successfully.</text:span></text:p>
      <text:h text:style-name="P79" text:outline-level="4">/app/src/light/res/drawable-nodpi/test_6a.png</text:h>
      <text:p text:style-name="P39"><text:span text:style-name="T8"><draw:frame draw:style-name="fr1" draw:name="Object38" text:anchor-type="as-char" svg:width="0.3335in" svg:height="0.3335in" draw:z-index="27"><draw:object xlink:href="./Object 38" xlink:type="simple" xlink:show="embed" xlink:actuate="onLoad"/><draw:image xlink:href="./ObjectReplacements/Object 38" xlink:type="simple" xlink:show="embed" xlink:actuate="onLoad"/></draw:frame></text:span><text:span text:style-name="T8"><text:s/>The PNG is created successfully.</text:span></text:p>
      <text:h text:style-name="P90" text:outline-level="4">/app/src/you/res/drawable-anydpi-v26<text:span text:style-name="T8">/test_6a.xml</text:span></text:h>
      <text:p text:style-name="P39"><text:span text:style-name="T8"><draw:frame draw:style-name="fr1" draw:name="Object39" text:anchor-type="as-char" svg:width="0.3335in" svg:height="0.3335in" draw:z-index="28"><draw:object xlink:href="./Object 39" xlink:type="simple" xlink:show="embed" xlink:actuate="onLoad"/><draw:image xlink:href="./ObjectReplacements/Object 39" xlink:type="simple" xlink:show="embed" xlink:actuate="onLoad"/></draw:frame></text:span><text:span text:style-name="T8">The XML is created successfully.</text:span></text:p>
      <text:h text:style-name="P65" text:outline-level="2">Test Case #<text:span text:style-name="T16">7</text:span></text:h>
      <text:p text:style-name="P54">In this test, the SVG is completely white and opaque. The white color is written as #fff, #ffffff, or white. The current script handles these values correctly, and this test simply ensures that the new version also processes them correctly as well.</text:p>
      <text:h text:style-name="P72" text:outline-level="3">Input</text:h>
      <table:table table:name="Table13" table:style-name="Table13">
        <table:table-column table:style-name="Table13.A"/>
        <table:table-column table:style-name="Table13.B"/>
        <table:table-row>
          <table:table-cell table:style-name="Table13.A1" office:value-type="string">
            <text:p text:style-name="P31"><text:span text:style-name="T8">Input </text:span>Values</text:p>
          </table:table-cell>
          <table:table-cell table:style-name="Table13.A1" office:value-type="string">
            <text:p text:style-name="P31">Expected Results</text:p>
          </table:table-cell>
        </table:table-row>
        <table:table-row>
          <table:table-cell table:style-name="Table13.A2" office:value-type="string">
            <text:p text:style-name="P11">test_<text:span text:style-name="T17">7</text:span>a.svg:</text:p>
            <text:p text:style-name="P44">stroke=<text:span text:style-name="T3">"</text:span>#ffffff<text:span text:style-name="T3">"</text:span></text:p>
            <text:p text:style-name="P44">fill=<text:span text:style-name="T3">"</text:span>#ffffff<text:span text:style-name="T3">"</text:span></text:p>
            <text:p text:style-name="P44">stroke:#ffffff</text:p>
            <text:p text:style-name="P44">stroke=<text:span text:style-name="T3">"</text:span>#fff<text:span text:style-name="T3">"</text:span></text:p>
            <text:p text:style-name="P44">fill=<text:span text:style-name="T3">"</text:span>#fff<text:span text:style-name="T3">"</text:span></text:p>
            <text:p text:style-name="P44">stroke:#fff</text:p>
            <text:p text:style-name="P44">stroke=<text:span text:style-name="T3">"</text:span>white<text:span text:style-name="T3">"</text:span></text:p>
            <text:p text:style-name="P44">stroke:white</text:p>
            <text:p text:style-name="P44">fill=<text:span text:style-name="T3">"</text:span>white<text:span text:style-name="T3">"</text:span></text:p>
            <text:p text:style-name="P44">fill:#fff</text:p>
            <text:p text:style-name="Preformatted_20_Text">fill:#ffffff</text:p>
            <text:p text:style-name="Preformatted_20_Text">fill:white</text:p>
            <text:p text:style-name="Preformatted_20_Text"><draw:frame draw:style-name="fr1" draw:name="Object26" text:anchor-type="as-char" svg:width="0.3335in" svg:height="0.3335in" draw:z-index="29"><draw:object xlink:href="./Object 26" xlink:type="simple" xlink:show="embed" xlink:actuate="onLoad"/><draw:image xlink:href="./ObjectReplacements/Object 26" xlink:type="simple" xlink:show="embed" xlink:actuate="onLoad"/></draw:frame></text:p>
          </table:table-cell>
          <table:table-cell table:style-name="Table13.A1" office:value-type="string">
            <text:p text:style-name="P48">Same as Test Case #1</text:p>
          </table:table-cell>
        </table:table-row>
      </table:table>
      <text:h text:style-name="P76" text:outline-level="3">Output</text:h>
      <text:h text:style-name="P84" text:outline-level="4">Terminal</text:h>
      <table:table table:name="Table14" table:style-name="Table14">
        <table:table-column table:style-name="Table14.A"/>
        <table:table-row table:style-name="Table14.1">
          <table:table-cell table:style-name="Table14.A1" office:value-type="string">
            <text:p text:style-name="P23">$ .venv/bin/python3 preparerelease.py ./other ./app/src ./icons</text:p>
            <text:p text:style-name="P23">Working on test_7a.svg Dark Mode</text:p>
            <text:p text:style-name="P23">Working on test_7a.svg You Mode</text:p>
            <text:p text:style-name="P23">Working on test_7a.svg Light Mode</text:p>
            <text:p text:style-name="P23">There are 1 new icons</text:p>
          </table:table-cell>
        </table:table-row>
      </table:table>
      <text:h text:style-name="P84" text:outline-level="4">/icons/white/test_7a.svg</text:h>
      <text:p text:style-name="P24"><text:span text:style-name="T8"><draw:frame draw:style-name="fr1" draw:name="Object25" text:anchor-type="as-char" svg:width="0.3335in" svg:height="0.3335in" draw:z-index="30"><draw:object xlink:href="./Object 25" xlink:type="simple" xlink:show="embed" xlink:actuate="onLoad"/><draw:image xlink:href="./ObjectReplacements/Object 25" xlink:type="simple" xlink:show="embed" xlink:actuate="onLoad"/></draw:frame></text:span><text:span text:style-name="T8"><text:s/>The colors are replaced with #fff.</text:span></text:p>
      <text:h text:style-name="P84" text:outline-level="4">/icons/black/test_7a.svg</text:h>
      <text:p text:style-name="P24"><text:span text:style-name="T8"><draw:frame draw:style-name="fr1" draw:name="Object27" text:anchor-type="as-char" svg:width="0.3335in" svg:height="0.3335in" draw:z-index="31"><draw:object xlink:href="./Object 27" xlink:type="simple" xlink:show="embed" xlink:actuate="onLoad"/><draw:image xlink:href="./ObjectReplacements/Object 27" xlink:type="simple" xlink:show="embed" xlink:actuate="onLoad"/></draw:frame></text:span><text:span text:style-name="T8"><text:s/>The colors are replaced with #000.</text:span></text:p>
      <text:h text:style-name="P84" text:outline-level="4">/app/src/dark/res/drawable-nodpi/test_7a.png</text:h>
      <text:p text:style-name="P24"><text:span text:style-name="T8"><draw:frame draw:style-name="fr1" draw:name="Object28" text:anchor-type="as-char" svg:width="0.3335in" svg:height="0.3335in" draw:z-index="32"><draw:object xlink:href="./Object 28" xlink:type="simple" xlink:show="embed" xlink:actuate="onLoad"/><draw:image xlink:href="./ObjectReplacements/Object 28" xlink:type="simple" xlink:show="embed" xlink:actuate="onLoad"/></draw:frame></text:span><text:span text:style-name="T8"><text:s/>The PNG is created successfully.</text:span></text:p>
      <text:h text:style-name="P89" text:outline-level="4"><text:span text:style-name="T8">/</text:span><text:span text:style-name="T12">a</text:span><text:span text:style-name="T8">pp/src/light/res/drawable-nodpi/test_7a.png</text:span></text:h>
      <text:p text:style-name="P24"><text:span text:style-name="T8"><draw:frame draw:style-name="fr1" draw:name="Object29" text:anchor-type="as-char" svg:width="0.3335in" svg:height="0.3335in" draw:z-index="33"><draw:object xlink:href="./Object 29" xlink:type="simple" xlink:show="embed" xlink:actuate="onLoad"/><draw:image xlink:href="./ObjectReplacements/Object 29" xlink:type="simple" xlink:show="embed" xlink:actuate="onLoad"/></draw:frame></text:span><text:span text:style-name="T8"><text:s/>The PNG is created successfully.</text:span></text:p>
      <text:h text:style-name="P91" text:outline-level="4"><text:soft-page-break/><text:span text:style-name="T9">/app/src/you/res/drawable-anydpi-v26</text:span><text:span text:style-name="T10">/test_7a.xml</text:span></text:h>
      <text:p text:style-name="P41"><text:span text:style-name="T18"><draw:frame draw:style-name="fr1" draw:name="Object30" text:anchor-type="as-char" svg:width="0.3335in" svg:height="0.3335in" draw:z-index="34"><draw:object xlink:href="./Object 30" xlink:type="simple" xlink:show="embed" xlink:actuate="onLoad"/><draw:image xlink:href="./ObjectReplacements/Object 30" xlink:type="simple" xlink:show="embed" xlink:actuate="onLoad"/></draw:frame></text:span><text:span text:style-name="T18"><text:s/></text:span>The XML is created successful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Thai" style:font-size-complex="12pt" style:language-complex="th" style:country-complex="TH"/>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Thai" style:font-size-complex="12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Thai" style:font-family-complex="'Noto Sans Thai'" style:font-family-generic-complex="swiss" style:font-size-complex="18.6499996185303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Thai" style:font-family-complex="'Noto Sans Thai'" style:font-family-generic-complex="swiss" style:font-size-complex="16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Thai" style:font-family-complex="'Noto Sans Thai'" style:font-family-generic-complex="swiss"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Noto Sans Thai" style:font-family-complex="'Noto Sans Thai'" style:font-family-generic-complex="swiss" style:font-size-complex="1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448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66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6</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5T18:33:19.258313394</meta:creation-date>
    <dc:date>2023-07-22T16:08:34.849499156</dc:date>
    <meta:editing-duration>PT12H59M14S</meta:editing-duration>
    <meta:editing-cycles>36</meta:editing-cycles>
    <meta:generator>LibreOffice/7.4.5.1$Linux_X86_64 LibreOffice_project/40$Build-1</meta:generator>
    <meta:document-statistic meta:table-count="15" meta:image-count="0" meta:object-count="35" meta:page-count="16" meta:paragraph-count="416" meta:word-count="1537" meta:character-count="13403" meta:non-whitespace-character-count="12148"/>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t;adaptive-icon xmlns:android="http://schemas.android.com/apk/res/android"&gt;</text:p>
      <text:p text:style-name="Preformatted_20_Text"><text:s text:c="4"/>&lt;background android:drawable="@color/icon_background_color" /&gt;</text:p>
      <text:p text:style-name="Preformatted_20_Text"><text:s text:c="8"/>&lt;foreground&gt;</text:p>
      <text:p text:style-name="Preformatted_20_Text"><text:s text:c="12"/>&lt;inset android:inset="25%"&gt;</text:p>
      <text:p text:style-name="Preformatted_20_Text"><text:s text:c="12"/>&lt;vector</text:p>
      <text:p text:style-name="Preformatted_20_Text"><text:s text:c="16"/>android:width="48dp"</text:p>
      <text:p text:style-name="Preformatted_20_Text"><text:s text:c="16"/>android:height="48dp"</text:p>
      <text:p text:style-name="Preformatted_20_Text"><text:s text:c="16"/>android:viewportWidth="48"</text:p>
      <text:p text:style-name="Preformatted_20_Text"><text:s text:c="16"/>android:viewportHeight="48"&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33.96,7.91 C 22.18,0.5 9.4,4.01 3.56,12.03 C 10.96,7.86 18.05,7.52 24.14,9.88 L 33.96,7.91"/&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39.89,13.64 C 47.7,25.15 44.63,38.06 36.83,44.16 C 40.92,36.48 40.83,29.529999999999994 38.269999999999996,23.519999999999996 L 39.89,13.64"/&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24.68,15.24 L 34.5,13.280000000000001 L 32.88,23.17 Q 34.260000000000005,25.080000000000002 34.75,27.62 L 38.24,9.41 L 20.17,13.53 Q 22.720000000000002,13.93 24.68,15.239999999999998 L 24.68,15.24"/&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29.39,28.6 L 32.65,15.200000000000001 L 19.369999999999997,18.92 Q 26.639999999999997,21.42 29.389999999999997,28.6 L 29.39,28.6"/&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6.77,41.99 Q 6.739999999999999,40.2 17.77,25.130000000000003 Q 21.1,24.12 23.65,24.520000000000003 Q 24.139999999999997,27.050000000000004 23.299999999999997,30.35 Q 8.56,41.96 6.77,41.99"/&gt;</text:p>
      <text:p text:style-name="Preformatted_20_Text"><text:s text:c="16"/>&lt;path</text:p>
      <text:p text:style-name="Preformatted_20_Text"><text:s text:c="19"/>android:fillColor="@color/icon_color"</text:p>
      <text:p text:style-name="Preformatted_20_Text"><text:s text:c="19"/>android:fill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4.77916643,17.151609 A 0.35283357000000004,0.35283366000000005 0.0 1,0 5.48483357,17.151609 A 0.35283357000000004,0.35283366000000005 0.0 1,0 4.77916643,17.151609"/&gt;</text:p>
      <text:p text:style-name="Preformatted_20_Text"><text:s text:c="16"/>&lt;path</text:p>
      <text:p text:style-name="Preformatted_20_Text"><text:s text:c="19"/>android:fillColor="@color/icon_color"</text:p>
      <text:p text:style-name="Preformatted_20_Text"><text:s text:c="19"/>android:fill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4.77916643,34.151609 A 0.35283357000000004,0.35283366000000005 0.0 1,0 5.48483357,34.151609 A 0.35283357000000004,0.35283366000000005 0.0 1,0 4.77916643,34.151609"/&gt;</text:p>
      <text:p text:style-name="Preformatted_20_Text"><text:s text:c="12"/>&lt;/vector&gt;</text:p>
      <text:p text:style-name="Preformatted_20_Text"><text:s text:c="8"/>&lt;/inset&gt;</text:p>
      <text:p text:style-name="Preformatted_20_Text"><text:s text:c="4"/>&lt;/foreground&gt;</text:p>
      <text:p text:style-name="Preformatted_20_Text">&lt;/adaptive-icon&gt;</text:p>
    </office:text>
  </office:body>
</office:document-content>
</file>

<file path=Object 1/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Thai" style:font-size-complex="12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Thai" style:font-size-complex="12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Thai" style:font-family-complex="'Noto Sans Thai'" style:font-family-generic-complex="swiss" style:font-size-complex="18.6499996185303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Thai" style:font-family-complex="'Noto Sans Thai'" style:font-family-generic-complex="swiss" style:font-size-complex="16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Thai" style:font-family-complex="'Noto Sans Thai'" style:font-family-generic-complex="swiss"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Noto Sans Thai" style:font-family-complex="'Noto Sans Thai'" style:font-family-generic-complex="swiss" style:font-size-complex="1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69cm" svg:height="1.269cm" svg:x="9.865cm" svg:y="14.215cm">
          <draw:image xlink:href="Pictures/100000010000010000000100A28151A148F09C1F.png" xlink:type="simple" xlink:show="embed" xlink:actuate="onLoad" draw:mime-type="image/png">
            <text:p/>
          </draw:image>
        </draw:frame>
      </draw:page>
    </office:drawing>
  </office:body>
</office:document-content>
</file>

<file path=Object 10/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69cm" svg:height="1.269cm" svg:x="9.865cm" svg:y="14.215cm">
          <draw:image xlink:href="Pictures/100000010000010000000100932D86817416501A.png" xlink:type="simple" xlink:show="embed" xlink:actuate="onLoad" draw:mime-type="image/png">
            <text:p/>
          </draw:image>
        </draw:frame>
      </draw:page>
    </office:drawing>
  </office:body>
</office:document-content>
</file>

<file path=Object 1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t;adaptive-icon xmlns:android="http://schemas.android.com/apk/res/android"&gt;</text:p>
      <text:p text:style-name="Preformatted_20_Text"><text:s text:c="4"/>&lt;background android:drawable="@color/icon_background_color" /&gt;</text:p>
      <text:p text:style-name="Preformatted_20_Text"><text:s text:c="8"/>&lt;foreground&gt;</text:p>
      <text:p text:style-name="Preformatted_20_Text"><text:s text:c="12"/>&lt;inset android:inset="25%"&gt;</text:p>
      <text:p text:style-name="Preformatted_20_Text"><text:s text:c="12"/>&lt;vector</text:p>
      <text:p text:style-name="Preformatted_20_Text"><text:s text:c="16"/>android:width="48dp"</text:p>
      <text:p text:style-name="Preformatted_20_Text"><text:s text:c="16"/>android:height="48dp"</text:p>
      <text:p text:style-name="Preformatted_20_Text"><text:s text:c="16"/>android:viewportWidth="48"</text:p>
      <text:p text:style-name="Preformatted_20_Text"><text:s text:c="16"/>android:viewportHeight="48"&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33.96,7.91 C 22.18,0.5 9.4,4.01 3.56,12.03 C 10.96,7.86 18.05,7.52 24.14,9.88 L 33.96,7.91"/&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39.89,13.64 C 47.7,25.15 44.63,38.06 36.83,44.16 C 40.92,36.48 40.83,29.529999999999994 38.269999999999996,23.519999999999996 L 39.89,13.64"/&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24.68,15.24 L 34.5,13.280000000000001 L 32.88,23.17 Q 34.260000000000005,25.080000000000002 34.75,27.62 L 38.24,9.41 L 20.17,13.53 Q 22.720000000000002,13.93 24.68,15.239999999999998 L 24.68,15.24"/&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29.39,28.6 L 32.65,15.200000000000001 L 19.369999999999997,18.92 Q 26.639999999999997,21.42 29.389999999999997,28.6 L 29.39,28.6"/&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6.77,41.99 Q 6.739999999999999,40.2 17.77,25.130000000000003 Q 21.1,24.12 23.65,24.520000000000003 Q 24.139999999999997,27.050000000000004 23.299999999999997,30.35 Q 8.56,41.96 6.77,41.99"/&gt;</text:p>
      <text:p text:style-name="Preformatted_20_Text"><text:s text:c="16"/>&lt;path</text:p>
      <text:p text:style-name="Preformatted_20_Text"><text:s text:c="19"/>android:fillColor="@color/icon_color"</text:p>
      <text:p text:style-name="Preformatted_20_Text"><text:s text:c="19"/>android:fill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4.77916643,17.151609 A 0.35283357000000004,0.35283366000000005 0.0 1,0 5.48483357,17.151609 A 0.35283357000000004,0.35283366000000005 0.0 1,0 4.77916643,17.151609"/&gt;</text:p>
      <text:p text:style-name="Preformatted_20_Text"><text:s text:c="16"/>&lt;path</text:p>
      <text:p text:style-name="Preformatted_20_Text"><text:s text:c="19"/>android:fillColor="@color/icon_color"</text:p>
      <text:p text:style-name="Preformatted_20_Text"><text:s text:c="19"/>android:fill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4.77916643,34.151609 A 0.35283357000000004,0.35283366000000005 0.0 1,0 5.48483357,34.151609 A 0.35283357000000004,0.35283366000000005 0.0 1,0 4.77916643,34.151609"/&gt;</text:p>
      <text:p text:style-name="Preformatted_20_Text"><text:s text:c="12"/>&lt;/vector&gt;</text:p>
      <text:p text:style-name="Preformatted_20_Text"><text:s text:c="8"/>&lt;/inset&gt;</text:p>
      <text:p text:style-name="Preformatted_20_Text"><text:s text:c="4"/>&lt;/foreground&gt;</text:p>
      <text:p text:style-name="Preformatted_20_Text">&lt;/adaptive-icon&gt;</text:p>
    </office:text>
  </office:body>
</office:document-content>
</file>

<file path=Object 12/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Thai" style:font-size-complex="12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Thai" style:font-size-complex="12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Thai" style:font-family-complex="'Noto Sans Thai'" style:font-family-generic-complex="swiss" style:font-size-complex="18.6499996185303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Thai" style:font-family-complex="'Noto Sans Thai'" style:font-family-generic-complex="swiss" style:font-size-complex="16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Thai" style:font-family-complex="'Noto Sans Thai'" style:font-family-generic-complex="swiss"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Noto Sans Thai" style:font-family-complex="'Noto Sans Thai'" style:font-family-generic-complex="swiss" style:font-size-complex="1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3/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F4700000510000005101897F9418A2C6CA3.svg" xlink:type="simple" xlink:show="embed" xlink:actuate="onLoad" draw:mime-type="image/svg+xml">
            <text:p/>
          </draw:image>
          <draw:image xlink:href="Pictures/10000001000000310000003106496361BB846B0F.png" xlink:type="simple" xlink:show="embed" xlink:actuate="onLoad" draw:mime-type="image/png"/>
        </draw:frame>
      </draw:page>
    </office:drawing>
  </office:body>
</office:document-content>
</file>

<file path=Object 13/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4/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75000005100000051077718C534D2346A0.svg" xlink:type="simple" xlink:show="embed" xlink:actuate="onLoad" draw:mime-type="image/svg+xml">
            <text:p/>
          </draw:image>
          <draw:image xlink:href="Pictures/100000010000003100000031D55898630836836A.png" xlink:type="simple" xlink:show="embed" xlink:actuate="onLoad" draw:mime-type="image/png"/>
        </draw:frame>
      </draw:page>
    </office:drawing>
  </office:body>
</office:document-content>
</file>

<file path=Object 14/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5/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F410000051000000510C2EC7EB20E5A30A1.svg" xlink:type="simple" xlink:show="embed" xlink:actuate="onLoad" draw:mime-type="image/svg+xml">
            <text:p/>
          </draw:image>
          <draw:image xlink:href="Pictures/100000010000003100000031D40659B9018F29E4.png" xlink:type="simple" xlink:show="embed" xlink:actuate="onLoad" draw:mime-type="image/png"/>
        </draw:frame>
      </draw:page>
    </office:drawing>
  </office:body>
</office:document-content>
</file>

<file path=Object 15/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6/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F470000051000000510D2D7C59EE3925ACE.svg" xlink:type="simple" xlink:show="embed" xlink:actuate="onLoad" draw:mime-type="image/svg+xml">
            <text:p/>
          </draw:image>
          <draw:image xlink:href="Pictures/100000010000003100000031091DE09F361F8C3E.png" xlink:type="simple" xlink:show="embed" xlink:actuate="onLoad" draw:mime-type="image/png"/>
        </draw:frame>
      </draw:page>
    </office:drawing>
  </office:body>
</office:document-content>
</file>

<file path=Object 16/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7/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F470000051000000510FE6DBFD7006DEA6E.svg" xlink:type="simple" xlink:show="embed" xlink:actuate="onLoad" draw:mime-type="image/svg+xml">
            <text:p/>
          </draw:image>
          <draw:image xlink:href="Pictures/100000010000003100000031091DE09F361F8C3E.png" xlink:type="simple" xlink:show="embed" xlink:actuate="onLoad" draw:mime-type="image/png"/>
        </draw:frame>
      </draw:page>
    </office:drawing>
  </office:body>
</office:document-content>
</file>

<file path=Object 17/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EC0000051000000510DB1D9AFC8EDEA712.svg" xlink:type="simple" xlink:show="embed" xlink:actuate="onLoad" draw:mime-type="image/svg+xml">
            <text:p/>
          </draw:image>
          <draw:image xlink:href="Pictures/100000010000003100000031AAE0B1A1AFE663EA.png" xlink:type="simple" xlink:show="embed" xlink:actuate="onLoad" draw:mime-type="image/png"/>
        </draw:frame>
      </draw:page>
    </office:drawing>
  </office:body>
</office:document-content>
</file>

<file path=Object 18/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9/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380000051000000510F9EFAE99C6BD202A.svg" xlink:type="simple" xlink:show="embed" xlink:actuate="onLoad" draw:mime-type="image/svg+xml">
            <text:p/>
          </draw:image>
          <draw:image xlink:href="Pictures/100000010000003100000031CC54C187B8F3BF6A.png" xlink:type="simple" xlink:show="embed" xlink:actuate="onLoad" draw:mime-type="image/png"/>
        </draw:frame>
      </draw:page>
    </office:drawing>
  </office:body>
</office:document-content>
</file>

<file path=Object 19/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F3D000005100000051089F83CB0335E5259.svg" xlink:type="simple" xlink:show="embed" xlink:actuate="onLoad" draw:mime-type="image/svg+xml">
            <text:p/>
          </draw:image>
          <draw:image xlink:href="Pictures/100000010000003100000031091DE09F361F8C3E.png" xlink:type="simple" xlink:show="embed" xlink:actuate="onLoad" draw:mime-type="image/png"/>
        </draw:frame>
      </draw:page>
    </office:drawing>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0/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700000051000000510399AB5C07472BC48.svg" xlink:type="simple" xlink:show="embed" xlink:actuate="onLoad" draw:mime-type="image/svg+xml">
            <text:p/>
          </draw:image>
          <draw:image xlink:href="Pictures/100000010000003100000031D55898630836836A.png" xlink:type="simple" xlink:show="embed" xlink:actuate="onLoad" draw:mime-type="image/png"/>
        </draw:frame>
      </draw:page>
    </office:drawing>
  </office:body>
</office:document-content>
</file>

<file path=Object 20/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660000051000000510BF08049C9C40BF1A.svg" xlink:type="simple" xlink:show="embed" xlink:actuate="onLoad" draw:mime-type="image/svg+xml">
            <text:p/>
          </draw:image>
          <draw:image xlink:href="Pictures/100000010000003100000031635E7A9A13C90A3C.png" xlink:type="simple" xlink:show="embed" xlink:actuate="onLoad" draw:mime-type="image/png"/>
        </draw:frame>
      </draw:page>
    </office:drawing>
  </office:body>
</office:document-content>
</file>

<file path=Object 2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E60000051000000510481372290AB69211.svg" xlink:type="simple" xlink:show="embed" xlink:actuate="onLoad" draw:mime-type="image/svg+xml">
            <text:p/>
          </draw:image>
          <draw:image xlink:href="Pictures/100000010000003100000031D40659B9018F29E4.png" xlink:type="simple" xlink:show="embed" xlink:actuate="onLoad" draw:mime-type="image/png"/>
        </draw:frame>
      </draw:page>
    </office:drawing>
  </office:body>
</office:document-content>
</file>

<file path=Object 2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EC0000051000000510A6B721A6BAF205DC.svg" xlink:type="simple" xlink:show="embed" xlink:actuate="onLoad" draw:mime-type="image/svg+xml">
            <text:p/>
          </draw:image>
          <draw:image xlink:href="Pictures/100000010000003100000031091DE09F361F8C3E.png" xlink:type="simple" xlink:show="embed" xlink:actuate="onLoad" draw:mime-type="image/png"/>
        </draw:frame>
      </draw:page>
    </office:drawing>
  </office:body>
</office:document-content>
</file>

<file path=Object 23/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EC0000051000000510F4C3EBE10F9C23A8.svg" xlink:type="simple" xlink:show="embed" xlink:actuate="onLoad" draw:mime-type="image/svg+xml">
            <text:p/>
          </draw:image>
          <draw:image xlink:href="Pictures/100000010000003100000031091DE09F361F8C3E.png" xlink:type="simple" xlink:show="embed" xlink:actuate="onLoad" draw:mime-type="image/png"/>
        </draw:frame>
      </draw:page>
    </office:drawing>
  </office:body>
</office:document-content>
</file>

<file path=Object 24/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F50000051000000510033FCDF7A5BBAE3C.svg" xlink:type="simple" xlink:show="embed" xlink:actuate="onLoad" draw:mime-type="image/svg+xml">
            <text:p/>
          </draw:image>
          <draw:image xlink:href="Pictures/10000001000000310000003163B1D3EECB254894.png" xlink:type="simple" xlink:show="embed" xlink:actuate="onLoad" draw:mime-type="image/png"/>
        </draw:frame>
      </draw:page>
    </office:drawing>
  </office:body>
</office:document-content>
</file>

<file path=Object 25/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F050000051000000510F68A14B5D8D222B2.svg" xlink:type="simple" xlink:show="embed" xlink:actuate="onLoad" draw:mime-type="image/svg+xml">
            <text:p/>
          </draw:image>
          <draw:image xlink:href="Pictures/10000001000000310000003163B1D3EECB254894.png" xlink:type="simple" xlink:show="embed" xlink:actuate="onLoad" draw:mime-type="image/png"/>
        </draw:frame>
      </draw:page>
    </office:drawing>
  </office:body>
</office:document-content>
</file>

<file path=Object 26/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7/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F5000005100000051028B1EBA60553DAF1.svg" xlink:type="simple" xlink:show="embed" xlink:actuate="onLoad" draw:mime-type="image/svg+xml">
            <text:p/>
          </draw:image>
          <draw:image xlink:href="Pictures/10000001000000310000003106A1C3D53C368989.png" xlink:type="simple" xlink:show="embed" xlink:actuate="onLoad" draw:mime-type="image/png"/>
        </draw:frame>
      </draw:page>
    </office:drawing>
  </office:body>
</office:document-content>
</file>

<file path=Object 27/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8/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69cm" svg:height="1.269cm" svg:x="9.865cm" svg:y="14.215cm">
          <draw:image xlink:href="Pictures/100000010000010000000100C53BDF775D76A0A6.png" xlink:type="simple" xlink:show="embed" xlink:actuate="onLoad" draw:mime-type="image/png">
            <text:p/>
          </draw:image>
        </draw:frame>
      </draw:page>
    </office:drawing>
  </office:body>
</office:document-content>
</file>

<file path=Object 28/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9/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69cm" svg:height="1.269cm" svg:x="9.865cm" svg:y="14.215cm">
          <draw:image xlink:href="Pictures/1000000100000100000001009A82733D791145F9.png" xlink:type="simple" xlink:show="embed" xlink:actuate="onLoad" draw:mime-type="image/png">
            <text:p/>
          </draw:image>
        </draw:frame>
      </draw:page>
    </office:drawing>
  </office:body>
</office:document-content>
</file>

<file path=Object 29/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160000051000000510E184B0362909A2A7.svg" xlink:type="simple" xlink:show="embed" xlink:actuate="onLoad" draw:mime-type="image/svg+xml">
            <text:p/>
          </draw:image>
          <draw:image xlink:href="Pictures/100000010000003100000031091DE09F361F8C3E.png" xlink:type="simple" xlink:show="embed" xlink:actuate="onLoad" draw:mime-type="image/png"/>
        </draw:frame>
      </draw:page>
    </office:drawing>
  </office:body>
</office:document-content>
</file>

<file path=Object 3/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t;adaptive-icon xmlns:android="http://schemas.android.com/apk/res/android"&gt;</text:p>
      <text:p text:style-name="Preformatted_20_Text"><text:s text:c="4"/>&lt;background android:drawable="@color/icon_background_color" /&gt;</text:p>
      <text:p text:style-name="Preformatted_20_Text"><text:s text:c="8"/>&lt;foreground&gt;</text:p>
      <text:p text:style-name="Preformatted_20_Text"><text:s text:c="12"/>&lt;inset android:inset="25%"&gt;</text:p>
      <text:p text:style-name="Preformatted_20_Text"><text:s text:c="12"/>&lt;vector</text:p>
      <text:p text:style-name="Preformatted_20_Text"><text:s text:c="16"/>android:width="48dp"</text:p>
      <text:p text:style-name="Preformatted_20_Text"><text:s text:c="16"/>android:height="48dp"</text:p>
      <text:p text:style-name="Preformatted_20_Text"><text:s text:c="16"/>android:viewportWidth="48"</text:p>
      <text:p text:style-name="Preformatted_20_Text"><text:s text:c="16"/>android:viewportHeight="48"&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33.96,7.91 C 22.18,0.5 9.4,4.01 3.56,12.03 C 10.96,7.86 18.05,7.52 24.14,9.88 L 33.96,7.91"/&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39.89,13.64 C 47.7,25.15 44.63,38.06 36.83,44.16 C 40.92,36.48 40.83,29.529999999999994 38.269999999999996,23.519999999999996 L 39.89,13.64"/&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24.68,15.24 L 34.5,13.280000000000001 L 32.88,23.17 Q 34.260000000000005,25.080000000000002 34.75,27.62 L 38.24,9.41 L 20.17,13.53 Q 22.720000000000002,13.93 24.68,15.239999999999998 L 24.68,15.24"/&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29.39,28.6 L 32.65,15.200000000000001 L 19.369999999999997,18.92 Q 26.639999999999997,21.42 29.389999999999997,28.6 L 29.39,28.6"/&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6.77,41.99 Q 6.739999999999999,40.2 17.77,25.130000000000003 Q 21.1,24.12 23.65,24.520000000000003 Q 24.139999999999997,27.050000000000004 23.299999999999997,30.35 Q 8.56,41.96 6.77,41.99"/&gt;</text:p>
      <text:p text:style-name="Preformatted_20_Text"><text:s text:c="16"/>&lt;path</text:p>
      <text:p text:style-name="Preformatted_20_Text"><text:s text:c="19"/>android:fillColor="@color/icon_color"</text:p>
      <text:p text:style-name="Preformatted_20_Text"><text:s text:c="19"/>android:fill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4.77916643,17.151609 A 0.35283357000000004,0.35283366000000005 0.0 1,0 5.48483357,17.151609 A 0.35283357000000004,0.35283366000000005 0.0 1,0 4.77916643,17.151609"/&gt;</text:p>
      <text:p text:style-name="Preformatted_20_Text"><text:s text:c="16"/>&lt;path</text:p>
      <text:p text:style-name="Preformatted_20_Text"><text:s text:c="19"/>android:fillColor="@color/icon_color"</text:p>
      <text:p text:style-name="Preformatted_20_Text"><text:s text:c="19"/>android:fill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4.77916643,34.151609 A 0.35283357000000004,0.35283366000000005 0.0 1,0 5.48483357,34.151609 A 0.35283357000000004,0.35283366000000005 0.0 1,0 4.77916643,34.151609"/&gt;</text:p>
      <text:p text:style-name="Preformatted_20_Text"><text:s text:c="16"/>&lt;path</text:p>
      <text:p text:style-name="Preformatted_20_Text"><text:s text:c="19"/>android:fillColor="@color/icon_color"</text:p>
      <text:p text:style-name="Preformatted_20_Text"><text:s text:c="19"/>android:fill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4.77916643,40.151609 A 0.35283357000000004,0.35283366000000005 0.0 1,0 5.48483357,40.151609 A 0.35283357000000004,0.35283366000000005 0.0 1,0 4.77916643,40.151609"/&gt;</text:p>
      <text:p text:style-name="Preformatted_20_Text"><text:s text:c="12"/>&lt;/vector&gt;</text:p>
      <text:p text:style-name="Preformatted_20_Text"><text:s text:c="8"/>&lt;/inset&gt;</text:p>
      <text:p text:style-name="Preformatted_20_Text"><text:s text:c="4"/>&lt;/foreground&gt;</text:p>
      <text:p text:style-name="Preformatted_20_Text">&lt;/adaptive-icon&gt;</text:p>
    </office:text>
  </office:body>
</office:document-content>
</file>

<file path=Object 30/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Thai" style:font-size-complex="12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Thai" style:font-size-complex="12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Thai" style:font-family-complex="'Noto Sans Thai'" style:font-family-generic-complex="swiss" style:font-size-complex="18.6499996185303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Thai" style:font-family-complex="'Noto Sans Thai'" style:font-family-generic-complex="swiss" style:font-size-complex="16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Thai" style:font-family-complex="'Noto Sans Thai'" style:font-family-generic-complex="swiss"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Noto Sans Thai" style:font-family-complex="'Noto Sans Thai'" style:font-family-generic-complex="swiss" style:font-size-complex="1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35/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3E0000051000000510C5DA94A5E8BC5885.svg" xlink:type="simple" xlink:show="embed" xlink:actuate="onLoad" draw:mime-type="image/svg+xml">
            <text:p/>
          </draw:image>
          <draw:image xlink:href="Pictures/100000010000003100000031091DE09F361F8C3E.png" xlink:type="simple" xlink:show="embed" xlink:actuate="onLoad" draw:mime-type="image/png"/>
        </draw:frame>
      </draw:page>
    </office:drawing>
  </office:body>
</office:document-content>
</file>

<file path=Object 35/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6/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3E00000510000005105D6E6CC9C2AFB3D6.svg" xlink:type="simple" xlink:show="embed" xlink:actuate="onLoad" draw:mime-type="image/svg+xml">
            <text:p/>
          </draw:image>
          <draw:image xlink:href="Pictures/100000010000003100000031A42AE5BA7CAE13EA.png" xlink:type="simple" xlink:show="embed" xlink:actuate="onLoad" draw:mime-type="image/png"/>
        </draw:frame>
      </draw:page>
    </office:drawing>
  </office:body>
</office:document-content>
</file>

<file path=Object 36/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7/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69cm" svg:height="1.269cm" svg:x="9.865cm" svg:y="14.215cm">
          <draw:image xlink:href="Pictures/100000010000010000000100A28151A148F09C1F.png" xlink:type="simple" xlink:show="embed" xlink:actuate="onLoad" draw:mime-type="image/png">
            <text:p/>
          </draw:image>
        </draw:frame>
      </draw:page>
    </office:drawing>
  </office:body>
</office:document-content>
</file>

<file path=Object 37/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8/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69cm" svg:height="1.269cm" svg:x="9.865cm" svg:y="14.215cm">
          <draw:image xlink:href="Pictures/100000010000010000000100932D86817416501A.png" xlink:type="simple" xlink:show="embed" xlink:actuate="onLoad" draw:mime-type="image/png">
            <text:p/>
          </draw:image>
        </draw:frame>
      </draw:page>
    </office:drawing>
  </office:body>
</office:document-content>
</file>

<file path=Object 38/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lt;adaptive-icon xmlns:android="http://schemas.android.com/apk/res/android"&gt;</text:p>
      <text:p text:style-name="Preformatted_20_Text"><text:s text:c="4"/>&lt;background android:drawable="@color/icon_background_color" /&gt;</text:p>
      <text:p text:style-name="Preformatted_20_Text"><text:s text:c="8"/>&lt;foreground&gt;</text:p>
      <text:p text:style-name="Preformatted_20_Text"><text:s text:c="12"/>&lt;inset android:inset="25%"&gt;</text:p>
      <text:p text:style-name="Preformatted_20_Text"><text:s text:c="12"/>&lt;vector</text:p>
      <text:p text:style-name="Preformatted_20_Text"><text:s text:c="16"/>android:width="48dp"</text:p>
      <text:p text:style-name="Preformatted_20_Text"><text:s text:c="16"/>android:height="48dp"</text:p>
      <text:p text:style-name="Preformatted_20_Text"><text:s text:c="16"/>android:viewportWidth="48"</text:p>
      <text:p text:style-name="Preformatted_20_Text"><text:s text:c="16"/>android:viewportHeight="48"&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33.96,7.91 C 22.18,0.5 9.4,4.01 3.56,12.03 C 10.96,7.86 18.05,7.52 24.14,9.88 L 33.96,7.91"/&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39.89,13.64 C 47.7,25.15 44.63,38.06 36.83,44.16 C 40.92,36.48 40.83,29.529999999999994 38.269999999999996,23.519999999999996 L 39.89,13.64"/&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24.68,15.24 L 34.5,13.280000000000001 L 32.88,23.17 Q 34.260000000000005,25.080000000000002 34.75,27.62 L 38.24,9.41 L 20.17,13.53 Q 22.720000000000002,13.93 24.68,15.239999999999998 L 24.68,15.24"/&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29.39,28.6 L 32.65,15.200000000000001 L 19.369999999999997,18.92 Q 26.639999999999997,21.42 29.389999999999997,28.6 L 29.39,28.6"/&gt;</text:p>
      <text:p text:style-name="Preformatted_20_Text"><text:s text:c="16"/>&lt;path</text:p>
      <text:p text:style-name="Preformatted_20_Text"><text:s text:c="19"/>android:strokeColor="@color/icon_color"</text:p>
      <text:p text:style-name="Preformatted_20_Text"><text:s text:c="19"/>android:stroke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6.77,41.99 Q 6.739999999999999,40.2 17.77,25.130000000000003 Q 21.1,24.12 23.65,24.520000000000003 Q 24.139999999999997,27.050000000000004 23.299999999999997,30.35 Q 8.56,41.96 6.77,41.99"/&gt;</text:p>
      <text:p text:style-name="Preformatted_20_Text"><text:s text:c="16"/>&lt;path</text:p>
      <text:p text:style-name="Preformatted_20_Text"><text:s text:c="19"/>android:fillColor="@color/icon_color"</text:p>
      <text:p text:style-name="Preformatted_20_Text"><text:s text:c="19"/>android:fill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4.77916643,17.151609 A 0.35283357000000004,0.35283366000000005 0.0 1,0 5.48483357,17.151609 A 0.35283357000000004,0.35283366000000005 0.0 1,0 4.77916643,17.151609"/&gt;</text:p>
      <text:p text:style-name="Preformatted_20_Text"><text:s text:c="16"/>&lt;path</text:p>
      <text:p text:style-name="Preformatted_20_Text"><text:s text:c="19"/>android:fillColor="@color/icon_color"</text:p>
      <text:p text:style-name="Preformatted_20_Text"><text:s text:c="19"/>android:fillAlpha="1"</text:p>
      <text:p text:style-name="Preformatted_20_Text"><text:s text:c="19"/>android:strokeWidth="1.2"</text:p>
      <text:p text:style-name="Preformatted_20_Text"><text:s text:c="19"/>android:strokeLineCap="round"</text:p>
      <text:p text:style-name="Preformatted_20_Text"><text:s text:c="19"/>android:strokeLineJoin="round"</text:p>
      <text:p text:style-name="Preformatted_20_Text"><text:s text:c="19"/>android:pathData="M 4.77916643,34.151609 A 0.35283357000000004,0.35283366000000005 0.0 1,0 5.48483357,34.151609 A 0.35283357000000004,0.35283366000000005 0.0 1,0 4.77916643,34.151609"/&gt;</text:p>
      <text:p text:style-name="Preformatted_20_Text"><text:s text:c="12"/>&lt;/vector&gt;</text:p>
      <text:p text:style-name="Preformatted_20_Text"><text:s text:c="8"/>&lt;/inset&gt;</text:p>
      <text:p text:style-name="Preformatted_20_Text"><text:s text:c="4"/>&lt;/foreground&gt;</text:p>
      <text:p text:style-name="Preformatted_20_Text">&lt;/adaptive-icon&gt;</text:p>
    </office:text>
  </office:body>
</office:document-content>
</file>

<file path=Object 39/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 Thai" svg:font-family="'Noto Sans Thai'" style:font-family-generic="swiss"/>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Thai" style:font-size-complex="12pt" style:language-complex="th" style:country-complex="T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Thai" style:font-size-complex="12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Thai" style:font-family-complex="'Noto Sans Thai'" style:font-family-generic-complex="swiss" style:font-size-complex="18.6499996185303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Thai" style:font-family-complex="'Noto Sans Thai'" style:font-family-generic-complex="swiss" style:font-size-complex="16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Thai" style:font-family-complex="'Noto Sans Thai'" style:font-family-generic-complex="swiss" style:font-size-complex="16pt" style:font-style-complex="italic"/>
    </style:style>
    <style:style style:name="Index" style:family="paragraph" style:parent-style-name="Standard" style:class="index">
      <style:paragraph-properties text:number-lines="false" text:line-number="0"/>
      <style:text-properties style:font-size-asian="12pt" style:font-name-complex="Noto Sans Thai" style:font-family-complex="'Noto Sans Thai'" style:font-family-generic-complex="swiss" style:font-size-complex="1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4/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16000005100000051090126DDD97AAF5F5.svg" xlink:type="simple" xlink:show="embed" xlink:actuate="onLoad" draw:mime-type="image/svg+xml">
            <text:p/>
          </draw:image>
          <draw:image xlink:href="Pictures/100000010000003100000031A42AE5BA7CAE13EA.png" xlink:type="simple" xlink:show="embed" xlink:actuate="onLoad" draw:mime-type="image/png"/>
        </draw:frame>
      </draw:page>
    </office:drawing>
  </office:body>
</office:document-content>
</file>

<file path=Object 4/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69cm" svg:height="1.269cm" svg:x="9.865cm" svg:y="14.215cm">
          <draw:image xlink:href="Pictures/100000010000010000000100A28151A148F09C1F.png" xlink:type="simple" xlink:show="embed" xlink:actuate="onLoad" draw:mime-type="image/png">
            <text:p/>
          </draw:image>
        </draw:frame>
      </draw:page>
    </office:drawing>
  </office:body>
</office:document-content>
</file>

<file path=Object 5/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69cm" svg:height="1.269cm" svg:x="9.865cm" svg:y="14.215cm">
          <draw:image xlink:href="Pictures/100000010000010000000100932D86817416501A.png" xlink:type="simple" xlink:show="embed" xlink:actuate="onLoad" draw:mime-type="image/png">
            <text:p/>
          </draw:image>
        </draw:frame>
      </draw:page>
    </office:drawing>
  </office:body>
</office:document-content>
</file>

<file path=Object 6/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160000051000000510E184B0362909A2A7.svg" xlink:type="simple" xlink:show="embed" xlink:actuate="onLoad" draw:mime-type="image/svg+xml">
            <text:p/>
          </draw:image>
          <draw:image xlink:href="Pictures/100000010000003100000031091DE09F361F8C3E.png" xlink:type="simple" xlink:show="embed" xlink:actuate="onLoad" draw:mime-type="image/png"/>
        </draw:frame>
      </draw:page>
    </office:drawing>
  </office:body>
</office:document-content>
</file>

<file path=Object 7/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E20000051000000510F5B6072AD5E0FA75.svg" xlink:type="simple" xlink:show="embed" xlink:actuate="onLoad" draw:mime-type="image/svg+xml">
            <text:p/>
          </draw:image>
          <draw:image xlink:href="Pictures/100000010000003100000031091DE09F361F8C3E.png" xlink:type="simple" xlink:show="embed" xlink:actuate="onLoad" draw:mime-type="image/png"/>
        </draw:frame>
      </draw:page>
    </office:drawing>
  </office:body>
</office:document-content>
</file>

<file path=Object 8/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295cm" svg:height="1.295cm" svg:x="0cm" svg:y="0cm">
          <draw:image xlink:href="Pictures/10000E16000005100000051090126DDD97AAF5F5.svg" xlink:type="simple" xlink:show="embed" xlink:actuate="onLoad" draw:mime-type="image/svg+xml">
            <text:p/>
          </draw:image>
          <draw:image xlink:href="Pictures/100000010000003100000031A42AE5BA7CAE13EA.png" xlink:type="simple" xlink:show="embed" xlink:actuate="onLoad" draw:mime-type="image/png"/>
        </draw:frame>
      </draw:page>
    </office:drawing>
  </office:body>
</office:document-content>
</file>

<file path=Object 9/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Umpush" svg:font-family="Umpush"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Noto Sans1" style:font-size-complex="24pt" style:language-complex="th" style:country-complex="TH"/>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Umpush" style:font-family-complex="Umpush"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53cm" fo:margin-bottom="0.053cm" fo:margin-left="0.053cm" fo:margin-right="0.053cm" fo:page-width="1.296cm" fo:page-height="1.2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